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tarccm input tables - 1D Momentum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" table:number-columns-repeated="257" table:default-cell-style-name="ce5"/>
        <table:table-row table:style-name="ro1">
          <table:table-cell table:style-name="ce1" office:value-type="string" calcext:value-type="string">
            <text:p>TSR 5</text:p>
          </table:table-cell>
          <table:table-cell table:style-name="ce2"/>
          <table:table-cell table:style-name="ce4"/>
          <table:table-cell table:style-name="ce1" table:number-columns-repeated="2"/>
          <table:table-cell table:style-name="ce1" office:value-type="string" calcext:value-type="string">
            <text:p>TSR 5.5</text:p>
          </table:table-cell>
          <table:table-cell table:style-name="ce1" table:number-columns-repeated="3"/>
          <table:table-cell table:number-columns-repeated="258"/>
        </table:table-row>
        <table:table-row table:style-name="ro1">
          <table:table-cell table:style-name="ce1" office:value-type="string" calcext:value-type="string">
            <text:p>WindSpeed</text:p>
          </table:table-cell>
          <table:table-cell table:style-name="ce2" office:value-type="string" calcext:value-type="string">
            <text:p>Power</text:p>
          </table:table-cell>
          <table:table-cell table:style-name="ce4" office:value-type="string" calcext:value-type="string">
            <text:p>Thrust</text:p>
          </table:table-cell>
          <table:table-cell table:style-name="ce1" office:value-type="string" calcext:value-type="string">
            <text:p>Ct</text:p>
          </table:table-cell>
          <table:table-cell table:style-name="ce1"/>
          <table:table-cell table:style-name="ce1" office:value-type="string" calcext:value-type="string">
            <text:p>Wind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Thrust</text:p>
          </table:table-cell>
          <table:table-cell table:style-name="ce1" office:value-type="string" calcext:value-type="string">
            <text:p>C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.5" calcext:value-type="float">
            <text:p>6.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.5" calcext:value-type="float">
            <text:p>9.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16"/>
        </table:table-row>
        <table:table-row table:style-name="ro2">
          <table:table-cell table:style-name="ce1" office:value-type="string" calcext:value-type="string">
            <text:p>m/s</text:p>
          </table:table-cell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Wind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Ct</text:p>
          </table:table-cell>
          <table:table-cell table:number-columns-repeated="213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0.028" calcext:value-type="float">
            <text:p>0.028</text:p>
          </table:table-cell>
          <table:table-cell table:style-name="ce4" office:value-type="float" office:value="0.407" calcext:value-type="float">
            <text:p>0.41</text:p>
          </table:table-cell>
          <table:table-cell table:style-name="ce1" table:formula="of:=[.C4]/(0.5*1000*PI()*((0.45/2)^2)*([.A4]^2))" office:value-type="float" office:value="0.511810858970085" calcext:value-type="float">
            <text:p>0.511810859</text:p>
          </table:table-cell>
          <table:table-cell table:style-name="ce1"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465" calcext:value-type="float">
            <text:p>0.465</text:p>
          </table:table-cell>
          <table:table-cell table:style-name="ce1" table:formula="of:=[.H4]/(0.5*1000*PI()*((0.45/2)^2)*([.F4]^2))" office:value-type="float" office:value="0.584747050174667" calcext:value-type="float">
            <text:p>0.58474705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519" calcext:value-type="float">
            <text:p>0.519</text:p>
          </table:table-cell>
          <table:table-cell table:formula="of:=[.M4]/(0.5*1000*(PI()*(0.45/2)^2)*[.K4]^2)" office:value-type="float" office:value="0.652653159227209" calcext:value-type="float">
            <text:p>0.652653159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558" calcext:value-type="float">
            <text:p>0.558</text:p>
          </table:table-cell>
          <table:table-cell table:formula="of:=[.R4]/(0.5*1000*(PI()*(0.45/2)^2)*[.P4]^2)" office:value-type="float" office:value="0.701696460209601" calcext:value-type="float">
            <text:p>0.70169646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  <table:table-cell office:value-type="float" office:value="0.596" calcext:value-type="float">
            <text:p>0.596</text:p>
          </table:table-cell>
          <table:table-cell table:formula="of:=[.W4]/(0.5*1000*(PI()*(0.45/2)^2)*[.U4]^2)" office:value-type="float" office:value="0.749482240653982" calcext:value-type="float">
            <text:p>0.749482240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  <table:table-cell office:value-type="float" office:value="0.629" calcext:value-type="float">
            <text:p>0.629</text:p>
          </table:table-cell>
          <table:table-cell table:formula="of:=[.AB4]/(0.5*1000*(PI()*(0.45/2)^2)*[.Z4]^2)" office:value-type="float" office:value="0.790980418408313" calcext:value-type="float">
            <text:p>0.790980418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  <table:table-cell office:value-type="float" office:value="0.661" calcext:value-type="float">
            <text:p>0.661</text:p>
          </table:table-cell>
          <table:table-cell table:formula="of:=[.AG4]/(0.5*1000*(PI()*(0.45/2)^2)*[.AE4]^2)" office:value-type="float" office:value="0.831221075624634" calcext:value-type="float">
            <text:p>0.831221075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  <table:table-cell office:value-type="float" office:value="0.689" calcext:value-type="float">
            <text:p>0.689</text:p>
          </table:table-cell>
          <table:table-cell table:formula="of:=[.AL4]/(0.5*1000*(PI()*(0.45/2)^2)*[.AJ4]^2)" office:value-type="float" office:value="0.866431650688915" calcext:value-type="float">
            <text:p>0.866431650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713" calcext:value-type="float">
            <text:p>0.713</text:p>
          </table:table-cell>
          <table:table-cell table:formula="of:=[.AQ4]/(0.5*1000*(PI()*(0.45/2)^2)*[.AO4]^2)" office:value-type="float" office:value="0.896612143601156" calcext:value-type="float">
            <text:p>0.896612143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5" calcext:value-type="float">
            <text:p>0.035</text:p>
          </table:table-cell>
          <table:table-cell office:value-type="float" office:value="0.736" calcext:value-type="float">
            <text:p>0.736</text:p>
          </table:table-cell>
          <table:table-cell table:formula="of:=[.AV4]/(0.5*1000*(PI()*(0.45/2)^2)*[.AT4]^2)" office:value-type="float" office:value="0.925535115975387" calcext:value-type="float">
            <text:p>0.92553511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34" calcext:value-type="float">
            <text:p>0.034</text:p>
          </table:table-cell>
          <table:table-cell office:value-type="float" office:value="0.759" calcext:value-type="float">
            <text:p>0.759</text:p>
          </table:table-cell>
          <table:table-cell table:formula="of:=[.BA4]/(0.5*1000*(PI()*(0.45/2)^2)*[.AY4]^2)" office:value-type="float" office:value="0.954458088349618" calcext:value-type="float">
            <text:p>0.9544580883</text:p>
          </table:table-cell>
          <table:table-cell table:number-columns-repeated="213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2" office:value-type="float" office:value="0.226" calcext:value-type="float">
            <text:p>0.226</text:p>
          </table:table-cell>
          <table:table-cell table:style-name="ce4" office:value-type="float" office:value="1.626" calcext:value-type="float">
            <text:p>1.63</text:p>
          </table:table-cell>
          <table:table-cell table:style-name="ce1" table:formula="of:=[.C5]/(0.5*1000*PI()*((0.45/2)^2)*([.A5]^2))" office:value-type="float" office:value="0.51118209870108" calcext:value-type="float">
            <text:p>0.5111820987</text:p>
          </table:table-cell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1.859" calcext:value-type="float">
            <text:p>1.859</text:p>
          </table:table-cell>
          <table:table-cell table:style-name="ce1" table:formula="of:=[.H5]/(0.5*1000*PI()*((0.45/2)^2)*([.F5]^2))" office:value-type="float" office:value="0.584432670040165" calcext:value-type="float">
            <text:p>0.5844326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77" calcext:value-type="float">
            <text:p>0.277</text:p>
          </table:table-cell>
          <table:table-cell office:value-type="float" office:value="2.075" calcext:value-type="float">
            <text:p>2.075</text:p>
          </table:table-cell>
          <table:table-cell table:formula="of:=[.M5]/(0.5*1000*(PI()*(0.45/2)^2)*[.K5]^2)" office:value-type="float" office:value="0.652338779092707" calcext:value-type="float">
            <text:p>0.652338779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88" calcext:value-type="float">
            <text:p>0.288</text:p>
          </table:table-cell>
          <table:table-cell office:value-type="float" office:value="2.234" calcext:value-type="float">
            <text:p>2.234</text:p>
          </table:table-cell>
          <table:table-cell table:formula="of:=[.R5]/(0.5*1000*(PI()*(0.45/2)^2)*[.P5]^2)" office:value-type="float" office:value="0.702325220478606" calcext:value-type="float">
            <text:p>0.702325220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95" calcext:value-type="float">
            <text:p>0.295</text:p>
          </table:table-cell>
          <table:table-cell office:value-type="float" office:value="2.382" calcext:value-type="float">
            <text:p>2.382</text:p>
          </table:table-cell>
          <table:table-cell table:formula="of:=[.W5]/(0.5*1000*(PI()*(0.45/2)^2)*[.U5]^2)" office:value-type="float" office:value="0.748853480384977" calcext:value-type="float">
            <text:p>0.74885348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99" calcext:value-type="float">
            <text:p>0.299</text:p>
          </table:table-cell>
          <table:table-cell office:value-type="float" office:value="2.518" calcext:value-type="float">
            <text:p>2.518</text:p>
          </table:table-cell>
          <table:table-cell table:formula="of:=[.AB5]/(0.5*1000*(PI()*(0.45/2)^2)*[.Z5]^2)" office:value-type="float" office:value="0.791609178677318" calcext:value-type="float">
            <text:p>0.791609178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99" calcext:value-type="float">
            <text:p>0.299</text:p>
          </table:table-cell>
          <table:table-cell office:value-type="float" office:value="2.642" calcext:value-type="float">
            <text:p>2.642</text:p>
          </table:table-cell>
          <table:table-cell table:formula="of:=[.AG5]/(0.5*1000*(PI()*(0.45/2)^2)*[.AE5]^2)" office:value-type="float" office:value="0.830592315355629" calcext:value-type="float">
            <text:p>0.830592315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95" calcext:value-type="float">
            <text:p>0.295</text:p>
          </table:table-cell>
          <table:table-cell office:value-type="float" office:value="2.755" calcext:value-type="float">
            <text:p>2.755</text:p>
          </table:table-cell>
          <table:table-cell table:formula="of:=[.AL5]/(0.5*1000*(PI()*(0.45/2)^2)*[.AJ5]^2)" office:value-type="float" office:value="0.866117270554413" calcext:value-type="float">
            <text:p>0.866117270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89" calcext:value-type="float">
            <text:p>0.289</text:p>
          </table:table-cell>
          <table:table-cell office:value-type="float" office:value="2.853" calcext:value-type="float">
            <text:p>2.853</text:p>
          </table:table-cell>
          <table:table-cell table:formula="of:=[.AQ5]/(0.5*1000*(PI()*(0.45/2)^2)*[.AO5]^2)" office:value-type="float" office:value="0.896926523735659" calcext:value-type="float">
            <text:p>0.896926523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82" calcext:value-type="float">
            <text:p>0.282</text:p>
          </table:table-cell>
          <table:table-cell office:value-type="float" office:value="2.945" calcext:value-type="float">
            <text:p>2.945</text:p>
          </table:table-cell>
          <table:table-cell table:formula="of:=[.AV5]/(0.5*1000*(PI()*(0.45/2)^2)*[.AT5]^2)" office:value-type="float" office:value="0.92584949610989" calcext:value-type="float">
            <text:p>0.925849496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74" calcext:value-type="float">
            <text:p>0.274</text:p>
          </table:table-cell>
          <table:table-cell office:value-type="float" office:value="3.035" calcext:value-type="float">
            <text:p>3.035</text:p>
          </table:table-cell>
          <table:table-cell table:formula="of:=[.BA5]/(0.5*1000*(PI()*(0.45/2)^2)*[.AY5]^2)" office:value-type="float" office:value="0.954143708215116" calcext:value-type="float">
            <text:p>0.9541437082</text:p>
          </table:table-cell>
          <table:table-cell table:number-columns-repeated="213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2" office:value-type="float" office:value="0.761" calcext:value-type="float">
            <text:p>0.761</text:p>
          </table:table-cell>
          <table:table-cell table:style-name="ce4" office:value-type="float" office:value="3.66" calcext:value-type="float">
            <text:p>3.66</text:p>
          </table:table-cell>
          <table:table-cell table:style-name="ce1" table:formula="of:=[.C6]/(0.5*1000*PI()*((0.45/2)^2)*([.A6]^2))" office:value-type="float" office:value="0.511391685457415" calcext:value-type="float">
            <text:p>0.5113916855</text:p>
          </table:table-cell>
          <table:table-cell table:style-name="ce1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4.184" calcext:value-type="float">
            <text:p>4.184</text:p>
          </table:table-cell>
          <table:table-cell table:style-name="ce1" table:formula="of:=[.H6]/(0.5*1000*PI()*((0.45/2)^2)*([.F6]^2))" office:value-type="float" office:value="0.584607325670444" calcext:value-type="float">
            <text:p>0.584607325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34" calcext:value-type="float">
            <text:p>0.934</text:p>
          </table:table-cell>
          <table:table-cell office:value-type="float" office:value="4.669" calcext:value-type="float">
            <text:p>4.669</text:p>
          </table:table-cell>
          <table:table-cell table:formula="of:=[.M6]/(0.5*1000*(PI()*(0.45/2)^2)*[.K6]^2)" office:value-type="float" office:value="0.652373710218763" calcext:value-type="float">
            <text:p>0.65237371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72" calcext:value-type="float">
            <text:p>0.972</text:p>
          </table:table-cell>
          <table:table-cell office:value-type="float" office:value="5.026" calcext:value-type="float">
            <text:p>5.026</text:p>
          </table:table-cell>
          <table:table-cell table:formula="of:=[.R6]/(0.5*1000*(PI()*(0.45/2)^2)*[.P6]^2)" office:value-type="float" office:value="0.702255358226494" calcext:value-type="float">
            <text:p>0.702255358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97" calcext:value-type="float">
            <text:p>0.997</text:p>
          </table:table-cell>
          <table:table-cell office:value-type="float" office:value="5.36" calcext:value-type="float">
            <text:p>5.36</text:p>
          </table:table-cell>
          <table:table-cell table:formula="of:=[.W6]/(0.5*1000*(PI()*(0.45/2)^2)*[.U6]^2)" office:value-type="float" office:value="0.748923342637089" calcext:value-type="float">
            <text:p>0.748923342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009" calcext:value-type="float">
            <text:p>1.009</text:p>
          </table:table-cell>
          <table:table-cell office:value-type="float" office:value="5.665" calcext:value-type="float">
            <text:p>5.665</text:p>
          </table:table-cell>
          <table:table-cell table:formula="of:=[.AB6]/(0.5*1000*(PI()*(0.45/2)^2)*[.Z6]^2)" office:value-type="float" office:value="0.791539316425207" calcext:value-type="float">
            <text:p>0.791539316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009" calcext:value-type="float">
            <text:p>1.009</text:p>
          </table:table-cell>
          <table:table-cell office:value-type="float" office:value="5.945" calcext:value-type="float">
            <text:p>5.945</text:p>
          </table:table-cell>
          <table:table-cell table:formula="of:=[.AG6]/(0.5*1000*(PI()*(0.45/2)^2)*[.AE6]^2)" office:value-type="float" office:value="0.830662177607741" calcext:value-type="float">
            <text:p>0.830662177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97" calcext:value-type="float">
            <text:p>0.997</text:p>
          </table:table-cell>
          <table:table-cell office:value-type="float" office:value="6.198" calcext:value-type="float">
            <text:p>6.198</text:p>
          </table:table-cell>
          <table:table-cell table:formula="of:=[.AL6]/(0.5*1000*(PI()*(0.45/2)^2)*[.AJ6]^2)" office:value-type="float" office:value="0.866012477176246" calcext:value-type="float">
            <text:p>0.866012477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76" calcext:value-type="float">
            <text:p>0.976</text:p>
          </table:table-cell>
          <table:table-cell office:value-type="float" office:value="6.42" calcext:value-type="float">
            <text:p>6.42</text:p>
          </table:table-cell>
          <table:table-cell table:formula="of:=[.AQ6]/(0.5*1000*(PI()*(0.45/2)^2)*[.AO6]^2)" office:value-type="float" office:value="0.897031317113827" calcext:value-type="float">
            <text:p>0.897031317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6.627" calcext:value-type="float">
            <text:p>6.627</text:p>
          </table:table-cell>
          <table:table-cell table:formula="of:=[.AV6]/(0.5*1000*(PI()*(0.45/2)^2)*[.AT6]^2)" office:value-type="float" office:value="0.925954289488057" calcext:value-type="float">
            <text:p>0.925954289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24" calcext:value-type="float">
            <text:p>0.924</text:p>
          </table:table-cell>
          <table:table-cell office:value-type="float" office:value="6.829" calcext:value-type="float">
            <text:p>6.829</text:p>
          </table:table-cell>
          <table:table-cell table:formula="of:=[.BA6]/(0.5*1000*(PI()*(0.45/2)^2)*[.AY6]^2)" office:value-type="float" office:value="0.954178639341171" calcext:value-type="float">
            <text:p>0.9541786393</text:p>
          </table:table-cell>
          <table:table-cell table:number-columns-repeated="213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2" office:value-type="float" office:value="1.805" calcext:value-type="float">
            <text:p>1.805</text:p>
          </table:table-cell>
          <table:table-cell table:style-name="ce4" office:value-type="float" office:value="6.506" calcext:value-type="float">
            <text:p>6.51</text:p>
          </table:table-cell>
          <table:table-cell table:style-name="ce1" table:formula="of:=[.C7]/(0.5*1000*PI()*((0.45/2)^2)*([.A7]^2))" office:value-type="float" office:value="0.511339288768331" calcext:value-type="float">
            <text:p>0.5113392888</text:p>
          </table:table-cell>
          <table:table-cell table:style-name="ce1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.037" calcext:value-type="float">
            <text:p>2.037</text:p>
          </table:table-cell>
          <table:table-cell table:style-name="ce1" office:value-type="float" office:value="7.438" calcext:value-type="float">
            <text:p>7.438</text:p>
          </table:table-cell>
          <table:table-cell table:style-name="ce1" table:formula="of:=[.H7]/(0.5*1000*PI()*((0.45/2)^2)*([.F7]^2))" office:value-type="float" office:value="0.584589860107416" calcext:value-type="float">
            <text:p>0.584589860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213" calcext:value-type="float">
            <text:p>2.213</text:p>
          </table:table-cell>
          <table:table-cell office:value-type="float" office:value="8.301" calcext:value-type="float">
            <text:p>8.301</text:p>
          </table:table-cell>
          <table:table-cell table:formula="of:=[.M7]/(0.5*1000*(PI()*(0.45/2)^2)*[.K7]^2)" office:value-type="float" office:value="0.652417374126332" calcext:value-type="float">
            <text:p>0.652417374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05" calcext:value-type="float">
            <text:p>2.305</text:p>
          </table:table-cell>
          <table:table-cell office:value-type="float" office:value="8.935" calcext:value-type="float">
            <text:p>8.935</text:p>
          </table:table-cell>
          <table:table-cell table:formula="of:=[.R7]/(0.5*1000*(PI()*(0.45/2)^2)*[.P7]^2)" office:value-type="float" office:value="0.70224662544498" calcext:value-type="float">
            <text:p>0.702246625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64" calcext:value-type="float">
            <text:p>2.364</text:p>
          </table:table-cell>
          <table:table-cell office:value-type="float" office:value="9.529" calcext:value-type="float">
            <text:p>9.529</text:p>
          </table:table-cell>
          <table:table-cell table:formula="of:=[.W7]/(0.5*1000*(PI()*(0.45/2)^2)*[.U7]^2)" office:value-type="float" office:value="0.748932075418603" calcext:value-type="float">
            <text:p>0.748932075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92" calcext:value-type="float">
            <text:p>2.392</text:p>
          </table:table-cell>
          <table:table-cell office:value-type="float" office:value="10.072" calcext:value-type="float">
            <text:p>10.072</text:p>
          </table:table-cell>
          <table:table-cell table:formula="of:=[.AB7]/(0.5*1000*(PI()*(0.45/2)^2)*[.Z7]^2)" office:value-type="float" office:value="0.791609178677318" calcext:value-type="float">
            <text:p>0.791609178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91" calcext:value-type="float">
            <text:p>2.391</text:p>
          </table:table-cell>
          <table:table-cell office:value-type="float" office:value="10.568" calcext:value-type="float">
            <text:p>10.568</text:p>
          </table:table-cell>
          <table:table-cell table:formula="of:=[.AG7]/(0.5*1000*(PI()*(0.45/2)^2)*[.AE7]^2)" office:value-type="float" office:value="0.830592315355629" calcext:value-type="float">
            <text:p>0.830592315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63" calcext:value-type="float">
            <text:p>2.363</text:p>
          </table:table-cell>
          <table:table-cell office:value-type="float" office:value="11.019" calcext:value-type="float">
            <text:p>11.019</text:p>
          </table:table-cell>
          <table:table-cell table:formula="of:=[.AL7]/(0.5*1000*(PI()*(0.45/2)^2)*[.AJ7]^2)" office:value-type="float" office:value="0.866038675520787" calcext:value-type="float">
            <text:p>0.866038675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13" calcext:value-type="float">
            <text:p>2.313</text:p>
          </table:table-cell>
          <table:table-cell office:value-type="float" office:value="11.413" calcext:value-type="float">
            <text:p>11.413</text:p>
          </table:table-cell>
          <table:table-cell table:formula="of:=[.AQ7]/(0.5*1000*(PI()*(0.45/2)^2)*[.AO7]^2)" office:value-type="float" office:value="0.897005118769284" calcext:value-type="float">
            <text:p>0.897005118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252" calcext:value-type="float">
            <text:p>2.252</text:p>
          </table:table-cell>
          <table:table-cell office:value-type="float" office:value="11.782" calcext:value-type="float">
            <text:p>11.782</text:p>
          </table:table-cell>
          <table:table-cell table:formula="of:=[.AV7]/(0.5*1000*(PI()*(0.45/2)^2)*[.AT7]^2)" office:value-type="float" office:value="0.926006686177141" calcext:value-type="float">
            <text:p>0.926006686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191" calcext:value-type="float">
            <text:p>2.191</text:p>
          </table:table-cell>
          <table:table-cell office:value-type="float" office:value="12.141" calcext:value-type="float">
            <text:p>12.141</text:p>
          </table:table-cell>
          <table:table-cell table:formula="of:=[.BA7]/(0.5*1000*(PI()*(0.45/2)^2)*[.AY7]^2)" office:value-type="float" office:value="0.954222303248741" calcext:value-type="float">
            <text:p>0.9542223032</text:p>
          </table:table-cell>
          <table:table-cell table:number-columns-repeated="213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3" office:value-type="float" office:value="3.525" calcext:value-type="float">
            <text:p>3.525000</text:p>
          </table:table-cell>
          <table:table-cell table:style-name="ce3" office:value-type="float" office:value="10.166" calcext:value-type="float">
            <text:p>10.166000</text:p>
          </table:table-cell>
          <table:table-cell table:style-name="ce1" table:formula="of:=[.C8]/(0.5*1000*PI()*((0.45/2)^2)*([.A8]^2))" office:value-type="float" office:value="0.511358151576402" calcext:value-type="float">
            <text:p>0.5113581516</text:p>
          </table:table-cell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.979" calcext:value-type="float">
            <text:p>3.979</text:p>
          </table:table-cell>
          <table:table-cell table:style-name="ce1" office:value-type="float" office:value="11.622" calcext:value-type="float">
            <text:p>11.622</text:p>
          </table:table-cell>
          <table:table-cell table:style-name="ce1" table:formula="of:=[.H8]/(0.5*1000*PI()*((0.45/2)^2)*([.F8]^2))" office:value-type="float" office:value="0.584596147710106" calcext:value-type="float">
            <text:p>0.584596147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322" calcext:value-type="float">
            <text:p>4.322</text:p>
          </table:table-cell>
          <table:table-cell office:value-type="float" office:value="12.97" calcext:value-type="float">
            <text:p>12.97</text:p>
          </table:table-cell>
          <table:table-cell table:formula="of:=[.M8]/(0.5*1000*(PI()*(0.45/2)^2)*[.K8]^2)" office:value-type="float" office:value="0.652401655119607" calcext:value-type="float">
            <text:p>0.652401655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502" calcext:value-type="float">
            <text:p>4.502</text:p>
          </table:table-cell>
          <table:table-cell office:value-type="float" office:value="13.961" calcext:value-type="float">
            <text:p>13.961</text:p>
          </table:table-cell>
          <table:table-cell table:formula="of:=[.R8]/(0.5*1000*(PI()*(0.45/2)^2)*[.P8]^2)" office:value-type="float" office:value="0.702249769246325" calcext:value-type="float">
            <text:p>0.702249769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617" calcext:value-type="float">
            <text:p>4.617</text:p>
          </table:table-cell>
          <table:table-cell office:value-type="float" office:value="14.89" calcext:value-type="float">
            <text:p>14.89</text:p>
          </table:table-cell>
          <table:table-cell table:formula="of:=[.W8]/(0.5*1000*(PI()*(0.45/2)^2)*[.U8]^2)" office:value-type="float" office:value="0.748979232438778" calcext:value-type="float">
            <text:p>0.748979232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671" calcext:value-type="float">
            <text:p>4.671</text:p>
          </table:table-cell>
          <table:table-cell office:value-type="float" office:value="15.737" calcext:value-type="float">
            <text:p>15.737</text:p>
          </table:table-cell>
          <table:table-cell table:formula="of:=[.AB8]/(0.5*1000*(PI()*(0.45/2)^2)*[.Z8]^2)" office:value-type="float" office:value="0.791584028266558" calcext:value-type="float">
            <text:p>0.791584028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67" calcext:value-type="float">
            <text:p>4.67</text:p>
          </table:table-cell>
          <table:table-cell office:value-type="float" office:value="16.513" calcext:value-type="float">
            <text:p>16.513</text:p>
          </table:table-cell>
          <table:table-cell table:formula="of:=[.AG8]/(0.5*1000*(PI()*(0.45/2)^2)*[.AE8]^2)" office:value-type="float" office:value="0.83061746576639" calcext:value-type="float">
            <text:p>0.830617465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615" calcext:value-type="float">
            <text:p>4.615</text:p>
          </table:table-cell>
          <table:table-cell office:value-type="float" office:value="17.218" calcext:value-type="float">
            <text:p>17.218</text:p>
          </table:table-cell>
          <table:table-cell table:formula="of:=[.AL8]/(0.5*1000*(PI()*(0.45/2)^2)*[.AJ8]^2)" office:value-type="float" office:value="0.866079544938273" calcext:value-type="float">
            <text:p>0.866079544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518" calcext:value-type="float">
            <text:p>4.518</text:p>
          </table:table-cell>
          <table:table-cell office:value-type="float" office:value="17.833" calcext:value-type="float">
            <text:p>17.833</text:p>
          </table:table-cell>
          <table:table-cell table:formula="of:=[.AQ8]/(0.5*1000*(PI()*(0.45/2)^2)*[.AO8]^2)" office:value-type="float" office:value="0.89701455017332" calcext:value-type="float">
            <text:p>0.897014550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399" calcext:value-type="float">
            <text:p>4.399</text:p>
          </table:table-cell>
          <table:table-cell office:value-type="float" office:value="18.409" calcext:value-type="float">
            <text:p>18.409</text:p>
          </table:table-cell>
          <table:table-cell table:formula="of:=[.AV8]/(0.5*1000*(PI()*(0.45/2)^2)*[.AT8]^2)" office:value-type="float" office:value="0.925987823369071" calcext:value-type="float">
            <text:p>0.92598782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279" calcext:value-type="float">
            <text:p>4.279</text:p>
          </table:table-cell>
          <table:table-cell office:value-type="float" office:value="18.971" calcext:value-type="float">
            <text:p>18.971</text:p>
          </table:table-cell>
          <table:table-cell table:formula="of:=[.BA8]/(0.5*1000*(PI()*(0.45/2)^2)*[.AY8]^2)" office:value-type="float" office:value="0.954256885063537" calcext:value-type="float">
            <text:p>0.9542568851</text:p>
          </table:table-cell>
          <table:table-cell table:number-columns-repeated="213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3" office:value-type="float" office:value="6.092" calcext:value-type="float">
            <text:p>6.092000</text:p>
          </table:table-cell>
          <table:table-cell table:style-name="ce3" office:value-type="float" office:value="14.638" calcext:value-type="float">
            <text:p>14.638000</text:p>
          </table:table-cell>
          <table:table-cell table:style-name="ce1" table:formula="of:=[.C9]/(0.5*1000*PI()*((0.45/2)^2)*([.A9]^2))" office:value-type="float" office:value="0.511321823205303" calcext:value-type="float">
            <text:p>0.5113218232</text:p>
          </table:table-cell>
          <table:table-cell table:style-name="ce1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6.875" calcext:value-type="float">
            <text:p>6.875</text:p>
          </table:table-cell>
          <table:table-cell table:style-name="ce1" office:value-type="float" office:value="16.735" calcext:value-type="float">
            <text:p>16.735</text:p>
          </table:table-cell>
          <table:table-cell table:style-name="ce1" table:formula="of:=[.H9]/(0.5*1000*PI()*((0.45/2)^2)*([.F9]^2))" office:value-type="float" office:value="0.584572394544388" calcext:value-type="float">
            <text:p>0.584572394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.468" calcext:value-type="float">
            <text:p>7.468</text:p>
          </table:table-cell>
          <table:table-cell office:value-type="float" office:value="18.677" calcext:value-type="float">
            <text:p>18.677</text:p>
          </table:table-cell>
          <table:table-cell table:formula="of:=[.M9]/(0.5*1000*(PI()*(0.45/2)^2)*[.K9]^2)" office:value-type="float" office:value="0.652408641344818" calcext:value-type="float">
            <text:p>0.652408641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.779" calcext:value-type="float">
            <text:p>7.779</text:p>
          </table:table-cell>
          <table:table-cell office:value-type="float" office:value="20.104" calcext:value-type="float">
            <text:p>20.104</text:p>
          </table:table-cell>
          <table:table-cell table:formula="of:=[.R9]/(0.5*1000*(PI()*(0.45/2)^2)*[.P9]^2)" office:value-type="float" office:value="0.702255358226494" calcext:value-type="float">
            <text:p>0.702255358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.978" calcext:value-type="float">
            <text:p>7.978</text:p>
          </table:table-cell>
          <table:table-cell office:value-type="float" office:value="21.441" calcext:value-type="float">
            <text:p>21.441</text:p>
          </table:table-cell>
          <table:table-cell table:formula="of:=[.W9]/(0.5*1000*(PI()*(0.45/2)^2)*[.U9]^2)" office:value-type="float" office:value="0.748958273763145" calcext:value-type="float">
            <text:p>0.748958273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8.072" calcext:value-type="float">
            <text:p>8.072</text:p>
          </table:table-cell>
          <table:table-cell office:value-type="float" office:value="22.661" calcext:value-type="float">
            <text:p>22.661</text:p>
          </table:table-cell>
          <table:table-cell table:formula="of:=[.AB9]/(0.5*1000*(PI()*(0.45/2)^2)*[.Z9]^2)" office:value-type="float" office:value="0.791574247551263" calcext:value-type="float">
            <text:p>0.791574247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8.07" calcext:value-type="float">
            <text:p>8.07</text:p>
          </table:table-cell>
          <table:table-cell office:value-type="float" office:value="23.779" calcext:value-type="float">
            <text:p>23.779</text:p>
          </table:table-cell>
          <table:table-cell table:formula="of:=[.AG9]/(0.5*1000*(PI()*(0.45/2)^2)*[.AE9]^2)" office:value-type="float" office:value="0.830627246481685" calcext:value-type="float">
            <text:p>0.830627246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.976" calcext:value-type="float">
            <text:p>7.976</text:p>
          </table:table-cell>
          <table:table-cell office:value-type="float" office:value="24.793" calcext:value-type="float">
            <text:p>24.793</text:p>
          </table:table-cell>
          <table:table-cell table:formula="of:=[.AL9]/(0.5*1000*(PI()*(0.45/2)^2)*[.AJ9]^2)" office:value-type="float" office:value="0.866047408302301" calcext:value-type="float">
            <text:p>0.866047408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.808" calcext:value-type="float">
            <text:p>7.808</text:p>
          </table:table-cell>
          <table:table-cell office:value-type="float" office:value="25.679" calcext:value-type="float">
            <text:p>25.679</text:p>
          </table:table-cell>
          <table:table-cell table:formula="of:=[.AQ9]/(0.5*1000*(PI()*(0.45/2)^2)*[.AO9]^2)" office:value-type="float" office:value="0.896996385987771" calcext:value-type="float">
            <text:p>0.89699638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.602" calcext:value-type="float">
            <text:p>7.602</text:p>
          </table:table-cell>
          <table:table-cell office:value-type="float" office:value="26.509" calcext:value-type="float">
            <text:p>26.509</text:p>
          </table:table-cell>
          <table:table-cell table:formula="of:=[.AV9]/(0.5*1000*(PI()*(0.45/2)^2)*[.AT9]^2)" office:value-type="float" office:value="0.925989220614113" calcext:value-type="float">
            <text:p>0.92598922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7.395" calcext:value-type="float">
            <text:p>7.395</text:p>
          </table:table-cell>
          <table:table-cell office:value-type="float" office:value="27.318" calcext:value-type="float">
            <text:p>27.318</text:p>
          </table:table-cell>
          <table:table-cell table:formula="of:=[.BA9]/(0.5*1000*(PI()*(0.45/2)^2)*[.AY9]^2)" office:value-type="float" office:value="0.954248501593283" calcext:value-type="float">
            <text:p>0.9542485016</text:p>
          </table:table-cell>
          <table:table-cell table:number-columns-repeated="213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3" office:value-type="float" office:value="9.674" calcext:value-type="float">
            <text:p>9.674000</text:p>
          </table:table-cell>
          <table:table-cell table:style-name="ce3" office:value-type="float" office:value="19.924" calcext:value-type="float">
            <text:p>19.924000</text:p>
          </table:table-cell>
          <table:table-cell table:style-name="ce1" table:formula="of:=[.C10]/(0.5*1000*PI()*((0.45/2)^2)*([.A10]^2))" office:value-type="float" office:value="0.511323248965551" calcext:value-type="float">
            <text:p>0.511323249</text:p>
          </table:table-cell>
          <table:table-cell table:style-name="ce1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0.917" calcext:value-type="float">
            <text:p>10.917</text:p>
          </table:table-cell>
          <table:table-cell table:style-name="ce1" office:value-type="float" office:value="22.778" calcext:value-type="float">
            <text:p>22.778</text:p>
          </table:table-cell>
          <table:table-cell table:style-name="ce1" table:formula="of:=[.H10]/(0.5*1000*PI()*((0.45/2)^2)*([.F10]^2))" office:value-type="float" office:value="0.584567404383523" calcext:value-type="float">
            <text:p>0.58456740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1.86" calcext:value-type="float">
            <text:p>11.86</text:p>
          </table:table-cell>
          <table:table-cell office:value-type="float" office:value="25.422" calcext:value-type="float">
            <text:p>25.422</text:p>
          </table:table-cell>
          <table:table-cell table:formula="of:=[.M10]/(0.5*1000*(PI()*(0.45/2)^2)*[.K10]^2)" office:value-type="float" office:value="0.652422186067167" calcext:value-type="float">
            <text:p>0.652422186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2.353" calcext:value-type="float">
            <text:p>12.353</text:p>
          </table:table-cell>
          <table:table-cell office:value-type="float" office:value="27.364" calcext:value-type="float">
            <text:p>27.364</text:p>
          </table:table-cell>
          <table:table-cell table:formula="of:=[.R10]/(0.5*1000*(PI()*(0.45/2)^2)*[.P10]^2)" office:value-type="float" office:value="0.702261061267483" calcext:value-type="float">
            <text:p>0.702261061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2.668" calcext:value-type="float">
            <text:p>12.668</text:p>
          </table:table-cell>
          <table:table-cell office:value-type="float" office:value="29.183" calcext:value-type="float">
            <text:p>29.183</text:p>
          </table:table-cell>
          <table:table-cell table:formula="of:=[.W10]/(0.5*1000*(PI()*(0.45/2)^2)*[.U10]^2)" office:value-type="float" office:value="0.748943303280549" calcext:value-type="float">
            <text:p>0.74894330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2.818" calcext:value-type="float">
            <text:p>12.818</text:p>
          </table:table-cell>
          <table:table-cell office:value-type="float" office:value="30.845" calcext:value-type="float">
            <text:p>30.845</text:p>
          </table:table-cell>
          <table:table-cell table:formula="of:=[.AB10]/(0.5*1000*(PI()*(0.45/2)^2)*[.Z10]^2)" office:value-type="float" office:value="0.791596346835094" calcext:value-type="float">
            <text:p>0.791596346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2.815" calcext:value-type="float">
            <text:p>12.815</text:p>
          </table:table-cell>
          <table:table-cell office:value-type="float" office:value="32.366" calcext:value-type="float">
            <text:p>32.366</text:p>
          </table:table-cell>
          <table:table-cell table:formula="of:=[.AG10]/(0.5*1000*(PI()*(0.45/2)^2)*[.AE10]^2)" office:value-type="float" office:value="0.830630810882303" calcext:value-type="float">
            <text:p>0.830630810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2.665" calcext:value-type="float">
            <text:p>12.665</text:p>
          </table:table-cell>
          <table:table-cell office:value-type="float" office:value="33.747" calcext:value-type="float">
            <text:p>33.747</text:p>
          </table:table-cell>
          <table:table-cell table:formula="of:=[.AL10]/(0.5*1000*(PI()*(0.45/2)^2)*[.AJ10]^2)" office:value-type="float" office:value="0.866072359106627" calcext:value-type="float">
            <text:p>0.866072359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2.398" calcext:value-type="float">
            <text:p>12.398</text:p>
          </table:table-cell>
          <table:table-cell office:value-type="float" office:value="34.952" calcext:value-type="float">
            <text:p>34.952</text:p>
          </table:table-cell>
          <table:table-cell table:formula="of:=[.AQ10]/(0.5*1000*(PI()*(0.45/2)^2)*[.AO10]^2)" office:value-type="float" office:value="0.896997098867894" calcext:value-type="float">
            <text:p>0.896997098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2.071" calcext:value-type="float">
            <text:p>12.071</text:p>
          </table:table-cell>
          <table:table-cell office:value-type="float" office:value="36.081" calcext:value-type="float">
            <text:p>36.081</text:p>
          </table:table-cell>
          <table:table-cell table:formula="of:=[.AV10]/(0.5*1000*(PI()*(0.45/2)^2)*[.AT10]^2)" office:value-type="float" office:value="0.925971398611024" calcext:value-type="float">
            <text:p>0.925971398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1.743" calcext:value-type="float">
            <text:p>11.743</text:p>
          </table:table-cell>
          <table:table-cell office:value-type="float" office:value="37.183" calcext:value-type="float">
            <text:p>37.183</text:p>
          </table:table-cell>
          <table:table-cell table:formula="of:=[.BA10]/(0.5*1000*(PI()*(0.45/2)^2)*[.AY10]^2)" office:value-type="float" office:value="0.954252778874025" calcext:value-type="float">
            <text:p>0.9542527789</text:p>
          </table:table-cell>
          <table:table-cell table:number-columns-repeated="213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3" office:value-type="float" office:value="14.44" calcext:value-type="float">
            <text:p>14.440000</text:p>
          </table:table-cell>
          <table:table-cell table:style-name="ce3" office:value-type="float" office:value="26.024" calcext:value-type="float">
            <text:p>26.024000</text:p>
          </table:table-cell>
          <table:table-cell table:style-name="ce1" table:formula="of:=[.C11]/(0.5*1000*PI()*((0.45/2)^2)*([.A11]^2))" office:value-type="float" office:value="0.511339288768331" calcext:value-type="float">
            <text:p>0.5113392888</text:p>
          </table:table-cell>
          <table:table-cell table:style-name="ce1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6.296" calcext:value-type="float">
            <text:p>16.296</text:p>
          </table:table-cell>
          <table:table-cell table:style-name="ce1" office:value-type="float" office:value="29.751" calcext:value-type="float">
            <text:p>29.751</text:p>
          </table:table-cell>
          <table:table-cell table:style-name="ce1" table:formula="of:=[.H11]/(0.5*1000*PI()*((0.45/2)^2)*([.F11]^2))" office:value-type="float" office:value="0.58457021134901" calcext:value-type="float">
            <text:p>0.58457021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7.703" calcext:value-type="float">
            <text:p>17.703</text:p>
          </table:table-cell>
          <table:table-cell office:value-type="float" office:value="33.204" calcext:value-type="float">
            <text:p>33.204</text:p>
          </table:table-cell>
          <table:table-cell table:formula="of:=[.M11]/(0.5*1000*(PI()*(0.45/2)^2)*[.K11]^2)" office:value-type="float" office:value="0.652417374126332" calcext:value-type="float">
            <text:p>0.652417374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8.439" calcext:value-type="float">
            <text:p>18.439</text:p>
          </table:table-cell>
          <table:table-cell office:value-type="float" office:value="35.741" calcext:value-type="float">
            <text:p>35.741</text:p>
          </table:table-cell>
          <table:table-cell table:formula="of:=[.R11]/(0.5*1000*(PI()*(0.45/2)^2)*[.P11]^2)" office:value-type="float" office:value="0.702266274203386" calcext:value-type="float">
            <text:p>0.702266274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8.91" calcext:value-type="float">
            <text:p>18.91</text:p>
          </table:table-cell>
          <table:table-cell office:value-type="float" office:value="38.117" calcext:value-type="float">
            <text:p>38.117</text:p>
          </table:table-cell>
          <table:table-cell table:formula="of:=[.W11]/(0.5*1000*(PI()*(0.45/2)^2)*[.U11]^2)" office:value-type="float" office:value="0.748951724177009" calcext:value-type="float">
            <text:p>0.748951724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9.133" calcext:value-type="float">
            <text:p>19.133</text:p>
          </table:table-cell>
          <table:table-cell office:value-type="float" office:value="40.287" calcext:value-type="float">
            <text:p>40.287</text:p>
          </table:table-cell>
          <table:table-cell table:formula="of:=[.AB11]/(0.5*1000*(PI()*(0.45/2)^2)*[.Z11]^2)" office:value-type="float" office:value="0.791589529918912" calcext:value-type="float">
            <text:p>0.791589529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9.129" calcext:value-type="float">
            <text:p>19.129</text:p>
          </table:table-cell>
          <table:table-cell office:value-type="float" office:value="42.274" calcext:value-type="float">
            <text:p>42.274</text:p>
          </table:table-cell>
          <table:table-cell table:formula="of:=[.AG11]/(0.5*1000*(PI()*(0.45/2)^2)*[.AE11]^2)" office:value-type="float" office:value="0.830631612872442" calcext:value-type="float">
            <text:p>0.83063161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8.905" calcext:value-type="float">
            <text:p>18.905</text:p>
          </table:table-cell>
          <table:table-cell office:value-type="float" office:value="44.077" calcext:value-type="float">
            <text:p>44.077</text:p>
          </table:table-cell>
          <table:table-cell table:formula="of:=[.AL11]/(0.5*1000*(PI()*(0.45/2)^2)*[.AJ11]^2)" office:value-type="float" office:value="0.866058324279194" calcext:value-type="float">
            <text:p>0.866058324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8.507" calcext:value-type="float">
            <text:p>18.507</text:p>
          </table:table-cell>
          <table:table-cell office:value-type="float" office:value="45.652" calcext:value-type="float">
            <text:p>45.652</text:p>
          </table:table-cell>
          <table:table-cell table:formula="of:=[.AQ11]/(0.5*1000*(PI()*(0.45/2)^2)*[.AO11]^2)" office:value-type="float" office:value="0.897005118769284" calcext:value-type="float">
            <text:p>0.897005118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8.019" calcext:value-type="float">
            <text:p>18.019</text:p>
          </table:table-cell>
          <table:table-cell office:value-type="float" office:value="47.127" calcext:value-type="float">
            <text:p>47.127</text:p>
          </table:table-cell>
          <table:table-cell table:formula="of:=[.AV11]/(0.5*1000*(PI()*(0.45/2)^2)*[.AT11]^2)" office:value-type="float" office:value="0.925987037418735" calcext:value-type="float">
            <text:p>0.925987037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7.528" calcext:value-type="float">
            <text:p>17.528</text:p>
          </table:table-cell>
          <table:table-cell office:value-type="float" office:value="48.565" calcext:value-type="float">
            <text:p>48.565</text:p>
          </table:table-cell>
          <table:table-cell table:formula="of:=[.BA11]/(0.5*1000*(PI()*(0.45/2)^2)*[.AY11]^2)" office:value-type="float" office:value="0.954241952007147" calcext:value-type="float">
            <text:p>0.954241952</text:p>
          </table:table-cell>
          <table:table-cell table:number-columns-repeated="213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style-name="ce3" office:value-type="float" office:value="20.56" calcext:value-type="float">
            <text:p>20.560000</text:p>
          </table:table-cell>
          <table:table-cell table:style-name="ce3" office:value-type="float" office:value="32.936" calcext:value-type="float">
            <text:p>32.936000</text:p>
          </table:table-cell>
          <table:table-cell table:style-name="ce1" table:formula="of:=[.C12]/(0.5*1000*PI()*((0.45/2)^2)*([.A12]^2))" office:value-type="float" office:value="0.51132958567776" calcext:value-type="float">
            <text:p>0.5113295857</text:p>
          </table:table-cell>
          <table:table-cell table:style-name="ce1"/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23.203" calcext:value-type="float">
            <text:p>23.203</text:p>
          </table:table-cell>
          <table:table-cell table:style-name="ce1" office:value-type="float" office:value="37.654" calcext:value-type="float">
            <text:p>37.654</text:p>
          </table:table-cell>
          <table:table-cell table:style-name="ce1" table:formula="of:=[.H12]/(0.5*1000*PI()*((0.45/2)^2)*([.F12]^2))" office:value-type="float" office:value="0.584576275780617" calcext:value-type="float">
            <text:p>0.584576275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5.206" calcext:value-type="float">
            <text:p>25.206</text:p>
          </table:table-cell>
          <table:table-cell office:value-type="float" office:value="42.023" calcext:value-type="float">
            <text:p>42.023</text:p>
          </table:table-cell>
          <table:table-cell table:formula="of:=[.M12]/(0.5*1000*(PI()*(0.45/2)^2)*[.K12]^2)" office:value-type="float" office:value="0.65240476010859" calcext:value-type="float">
            <text:p>0.65240476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6.254" calcext:value-type="float">
            <text:p>26.254</text:p>
          </table:table-cell>
          <table:table-cell office:value-type="float" office:value="45.235" calcext:value-type="float">
            <text:p>45.235</text:p>
          </table:table-cell>
          <table:table-cell table:formula="of:=[.R12]/(0.5*1000*(PI()*(0.45/2)^2)*[.P12]^2)" office:value-type="float" office:value="0.702270883171408" calcext:value-type="float">
            <text:p>0.702270883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6.924" calcext:value-type="float">
            <text:p>26.924</text:p>
          </table:table-cell>
          <table:table-cell office:value-type="float" office:value="48.242" calcext:value-type="float">
            <text:p>48.242</text:p>
          </table:table-cell>
          <table:table-cell table:formula="of:=[.W12]/(0.5*1000*(PI()*(0.45/2)^2)*[.U12]^2)" office:value-type="float" office:value="0.748954392526916" calcext:value-type="float">
            <text:p>0.748954392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7.243" calcext:value-type="float">
            <text:p>27.243</text:p>
          </table:table-cell>
          <table:table-cell office:value-type="float" office:value="50.988" calcext:value-type="float">
            <text:p>50.988</text:p>
          </table:table-cell>
          <table:table-cell table:formula="of:=[.AB12]/(0.5*1000*(PI()*(0.45/2)^2)*[.Z12]^2)" office:value-type="float" office:value="0.791585891259948" calcext:value-type="float">
            <text:p>0.791585891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7.236" calcext:value-type="float">
            <text:p>27.236</text:p>
          </table:table-cell>
          <table:table-cell office:value-type="float" office:value="53.503" calcext:value-type="float">
            <text:p>53.503</text:p>
          </table:table-cell>
          <table:table-cell table:formula="of:=[.AG12]/(0.5*1000*(PI()*(0.45/2)^2)*[.AE12]^2)" office:value-type="float" office:value="0.830631127717914" calcext:value-type="float">
            <text:p>0.830631127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6.918" calcext:value-type="float">
            <text:p>26.918</text:p>
          </table:table-cell>
          <table:table-cell office:value-type="float" office:value="55.785" calcext:value-type="float">
            <text:p>55.785</text:p>
          </table:table-cell>
          <table:table-cell table:formula="of:=[.AL12]/(0.5*1000*(PI()*(0.45/2)^2)*[.AJ12]^2)" office:value-type="float" office:value="0.866059052010987" calcext:value-type="float">
            <text:p>0.86605905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6.35" calcext:value-type="float">
            <text:p>26.35</text:p>
          </table:table-cell>
          <table:table-cell office:value-type="float" office:value="57.778" calcext:value-type="float">
            <text:p>57.778</text:p>
          </table:table-cell>
          <table:table-cell table:formula="of:=[.AQ12]/(0.5*1000*(PI()*(0.45/2)^2)*[.AO12]^2)" office:value-type="float" office:value="0.897000267223999" calcext:value-type="float">
            <text:p>0.897000267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5.656" calcext:value-type="float">
            <text:p>25.656</text:p>
          </table:table-cell>
          <table:table-cell office:value-type="float" office:value="59.645" calcext:value-type="float">
            <text:p>59.645</text:p>
          </table:table-cell>
          <table:table-cell table:formula="of:=[.AV12]/(0.5*1000*(PI()*(0.45/2)^2)*[.AT12]^2)" office:value-type="float" office:value="0.925985339377885" calcext:value-type="float">
            <text:p>0.925985339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4.957" calcext:value-type="float">
            <text:p>24.957</text:p>
          </table:table-cell>
          <table:table-cell office:value-type="float" office:value="61.465" calcext:value-type="float">
            <text:p>61.465</text:p>
          </table:table-cell>
          <table:table-cell table:formula="of:=[.BA12]/(0.5*1000*(PI()*(0.45/2)^2)*[.AY12]^2)" office:value-type="float" office:value="0.954240739120826" calcext:value-type="float">
            <text:p>0.9542407391</text:p>
          </table:table-cell>
          <table:table-cell table:number-columns-repeated="2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28.203" calcext:value-type="float">
            <text:p>28.203000</text:p>
          </table:table-cell>
          <table:table-cell table:style-name="ce3" office:value-type="float" office:value="40.662" calcext:value-type="float">
            <text:p>40.662000</text:p>
          </table:table-cell>
          <table:table-cell table:style-name="ce1" table:formula="of:=[.C13]/(0.5*1000*PI()*((0.45/2)^2)*([.A13]^2))" office:value-type="float" office:value="0.511333001165641" calcext:value-type="float">
            <text:p>0.51133300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1.829" calcext:value-type="float">
            <text:p>31.829</text:p>
          </table:table-cell>
          <table:table-cell table:style-name="ce1" office:value-type="float" office:value="46.486" calcext:value-type="float">
            <text:p>46.486</text:p>
          </table:table-cell>
          <table:table-cell table:style-name="ce1" table:formula="of:=[.H13]/(0.5*1000*PI()*((0.45/2)^2)*([.F13]^2))" office:value-type="float" office:value="0.584570997299346" calcext:value-type="float">
            <text:p>0.5845709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576" calcext:value-type="float">
            <text:p>34.576</text:p>
          </table:table-cell>
          <table:table-cell office:value-type="float" office:value="51.881" calcext:value-type="float">
            <text:p>51.881</text:p>
          </table:table-cell>
          <table:table-cell table:formula="of:=[.M13]/(0.5*1000*(PI()*(0.45/2)^2)*[.K13]^2)" office:value-type="float" office:value="0.652414230324987" calcext:value-type="float">
            <text:p>0.65241423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014" calcext:value-type="float">
            <text:p>36.014</text:p>
          </table:table-cell>
          <table:table-cell office:value-type="float" office:value="55.845" calcext:value-type="float">
            <text:p>55.845</text:p>
          </table:table-cell>
          <table:table-cell table:formula="of:=[.R13]/(0.5*1000*(PI()*(0.45/2)^2)*[.P13]^2)" office:value-type="float" office:value="0.702262344451705" calcext:value-type="float">
            <text:p>0.70226234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933" calcext:value-type="float">
            <text:p>36.933</text:p>
          </table:table-cell>
          <table:table-cell office:value-type="float" office:value="59.558" calcext:value-type="float">
            <text:p>59.558</text:p>
          </table:table-cell>
          <table:table-cell table:formula="of:=[.W13]/(0.5*1000*(PI()*(0.45/2)^2)*[.U13]^2)" office:value-type="float" office:value="0.748954082028018" calcext:value-type="float">
            <text:p>0.748954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.37" calcext:value-type="float">
            <text:p>37.37</text:p>
          </table:table-cell>
          <table:table-cell office:value-type="float" office:value="62.948" calcext:value-type="float">
            <text:p>62.948</text:p>
          </table:table-cell>
          <table:table-cell table:formula="of:=[.AB13]/(0.5*1000*(PI()*(0.45/2)^2)*[.Z13]^2)" office:value-type="float" office:value="0.791584028266558" calcext:value-type="float">
            <text:p>0.79158402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.361" calcext:value-type="float">
            <text:p>37.361</text:p>
          </table:table-cell>
          <table:table-cell office:value-type="float" office:value="66.053" calcext:value-type="float">
            <text:p>66.053</text:p>
          </table:table-cell>
          <table:table-cell table:formula="of:=[.AG13]/(0.5*1000*(PI()*(0.45/2)^2)*[.AE13]^2)" office:value-type="float" office:value="0.83063004097177" calcext:value-type="float">
            <text:p>0.8306300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924" calcext:value-type="float">
            <text:p>36.924</text:p>
          </table:table-cell>
          <table:table-cell office:value-type="float" office:value="68.871" calcext:value-type="float">
            <text:p>68.871</text:p>
          </table:table-cell>
          <table:table-cell table:formula="of:=[.AL13]/(0.5*1000*(PI()*(0.45/2)^2)*[.AJ13]^2)" office:value-type="float" office:value="0.866066969732893" calcext:value-type="float">
            <text:p>0.86606696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146" calcext:value-type="float">
            <text:p>36.146</text:p>
          </table:table-cell>
          <table:table-cell office:value-type="float" office:value="71.331" calcext:value-type="float">
            <text:p>71.331</text:p>
          </table:table-cell>
          <table:table-cell table:formula="of:=[.AQ13]/(0.5*1000*(PI()*(0.45/2)^2)*[.AO13]^2)" office:value-type="float" office:value="0.89700197496794" calcext:value-type="float">
            <text:p>0.897001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193" calcext:value-type="float">
            <text:p>35.193</text:p>
          </table:table-cell>
          <table:table-cell office:value-type="float" office:value="73.636" calcext:value-type="float">
            <text:p>73.636</text:p>
          </table:table-cell>
          <table:table-cell table:formula="of:=[.AV13]/(0.5*1000*(PI()*(0.45/2)^2)*[.AT13]^2)" office:value-type="float" office:value="0.925987823369071" calcext:value-type="float">
            <text:p>0.9259878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235" calcext:value-type="float">
            <text:p>34.235</text:p>
          </table:table-cell>
          <table:table-cell office:value-type="float" office:value="75.883" calcext:value-type="float">
            <text:p>75.883</text:p>
          </table:table-cell>
          <table:table-cell table:formula="of:=[.BA13]/(0.5*1000*(PI()*(0.45/2)^2)*[.AY13]^2)" office:value-type="float" office:value="0.954244309858157" calcext:value-type="float">
            <text:p>0.9542443099</text:p>
          </table:table-cell>
          <table:table-cell table:number-columns-repeated="213"/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table:style-name="ce3" office:value-type="float" office:value="37.538" calcext:value-type="float">
            <text:p>37.538000</text:p>
          </table:table-cell>
          <table:table-cell table:style-name="ce3" office:value-type="float" office:value="49.201" calcext:value-type="float">
            <text:p>49.201000</text:p>
          </table:table-cell>
          <table:table-cell table:style-name="ce1" table:formula="of:=[.C14]/(0.5*1000*PI()*((0.45/2)^2)*([.A14]^2))" office:value-type="float" office:value="0.511332793311007" calcext:value-type="float">
            <text:p>0.5113327933</text:p>
          </table:table-cell>
          <table:table-cell table:style-name="ce1"/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42.364" calcext:value-type="float">
            <text:p>42.364</text:p>
          </table:table-cell>
          <table:table-cell table:style-name="ce1" office:value-type="float" office:value="56.249" calcext:value-type="float">
            <text:p>56.249</text:p>
          </table:table-cell>
          <table:table-cell table:style-name="ce1" table:formula="of:=[.H14]/(0.5*1000*PI()*((0.45/2)^2)*([.F14]^2))" office:value-type="float" office:value="0.584580766467162" calcext:value-type="float">
            <text:p>0.584580766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6.02" calcext:value-type="float">
            <text:p>46.02</text:p>
          </table:table-cell>
          <table:table-cell office:value-type="float" office:value="62.776" calcext:value-type="float">
            <text:p>62.776</text:p>
          </table:table-cell>
          <table:table-cell table:formula="of:=[.M14]/(0.5*1000*(PI()*(0.45/2)^2)*[.K14]^2)" office:value-type="float" office:value="0.65241412639767" calcext:value-type="float">
            <text:p>0.652414126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7.934" calcext:value-type="float">
            <text:p>47.934</text:p>
          </table:table-cell>
          <table:table-cell office:value-type="float" office:value="67.573" calcext:value-type="float">
            <text:p>67.573</text:p>
          </table:table-cell>
          <table:table-cell table:formula="of:=[.R14]/(0.5*1000*(PI()*(0.45/2)^2)*[.P14]^2)" office:value-type="float" office:value="0.702268060454151" calcext:value-type="float">
            <text:p>0.702268060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9.158" calcext:value-type="float">
            <text:p>49.158</text:p>
          </table:table-cell>
          <table:table-cell office:value-type="float" office:value="72.065" calcext:value-type="float">
            <text:p>72.065</text:p>
          </table:table-cell>
          <table:table-cell table:formula="of:=[.W14]/(0.5*1000*(PI()*(0.45/2)^2)*[.U14]^2)" office:value-type="float" office:value="0.748952211336308" calcext:value-type="float">
            <text:p>0.748952211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9.739" calcext:value-type="float">
            <text:p>49.739</text:p>
          </table:table-cell>
          <table:table-cell office:value-type="float" office:value="76.168" calcext:value-type="float">
            <text:p>76.168</text:p>
          </table:table-cell>
          <table:table-cell table:formula="of:=[.AB14]/(0.5*1000*(PI()*(0.45/2)^2)*[.Z14]^2)" office:value-type="float" office:value="0.79159358957974" calcext:value-type="float">
            <text:p>0.791593589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9.727" calcext:value-type="float">
            <text:p>49.727</text:p>
          </table:table-cell>
          <table:table-cell office:value-type="float" office:value="79.924" calcext:value-type="float">
            <text:p>79.924</text:p>
          </table:table-cell>
          <table:table-cell table:formula="of:=[.AG14]/(0.5*1000*(PI()*(0.45/2)^2)*[.AE14]^2)" office:value-type="float" office:value="0.830628689916646" calcext:value-type="float">
            <text:p>0.830628689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9.146" calcext:value-type="float">
            <text:p>49.146</text:p>
          </table:table-cell>
          <table:table-cell office:value-type="float" office:value="83.334" calcext:value-type="float">
            <text:p>83.334</text:p>
          </table:table-cell>
          <table:table-cell table:formula="of:=[.AL14]/(0.5*1000*(PI()*(0.45/2)^2)*[.AJ14]^2)" office:value-type="float" office:value="0.866067905078747" calcext:value-type="float">
            <text:p>0.866067905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8.11" calcext:value-type="float">
            <text:p>48.11</text:p>
          </table:table-cell>
          <table:table-cell office:value-type="float" office:value="86.31" calcext:value-type="float">
            <text:p>86.31</text:p>
          </table:table-cell>
          <table:table-cell table:formula="of:=[.AQ14]/(0.5*1000*(PI()*(0.45/2)^2)*[.AO14]^2)" office:value-type="float" office:value="0.896996674674763" calcext:value-type="float">
            <text:p>0.896996674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6.842" calcext:value-type="float">
            <text:p>46.842</text:p>
          </table:table-cell>
          <table:table-cell office:value-type="float" office:value="89.099" calcext:value-type="float">
            <text:p>89.099</text:p>
          </table:table-cell>
          <table:table-cell table:formula="of:=[.AV14]/(0.5*1000*(PI()*(0.45/2)^2)*[.AT14]^2)" office:value-type="float" office:value="0.925982003439308" calcext:value-type="float">
            <text:p>0.925982003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5.567" calcext:value-type="float">
            <text:p>45.567</text:p>
          </table:table-cell>
          <table:table-cell office:value-type="float" office:value="91.819" calcext:value-type="float">
            <text:p>91.819</text:p>
          </table:table-cell>
          <table:table-cell table:formula="of:=[.BA14]/(0.5*1000*(PI()*(0.45/2)^2)*[.AY14]^2)" office:value-type="float" office:value="0.954250233715236" calcext:value-type="float">
            <text:p>0.9542502337</text:p>
          </table:table-cell>
          <table:table-cell table:number-columns-repeated="213"/>
        </table:table-row>
        <table:table-row table:style-name="ro1">
          <table:table-cell table:style-name="ce1" office:value-type="float" office:value="1.2" calcext:value-type="float">
            <text:p>1.2</text:p>
          </table:table-cell>
          <table:table-cell table:style-name="ce3" office:value-type="float" office:value="48.735" calcext:value-type="float">
            <text:p>48.735000</text:p>
          </table:table-cell>
          <table:table-cell table:style-name="ce3" office:value-type="float" office:value="58.553" calcext:value-type="float">
            <text:p>58.553000</text:p>
          </table:table-cell>
          <table:table-cell table:style-name="ce1" table:formula="of:=[.C15]/(0.5*1000*PI()*((0.45/2)^2)*([.A15]^2))" office:value-type="float" office:value="0.511330555986818" calcext:value-type="float">
            <text:p>0.511330556</text:p>
          </table:table-cell>
          <table:table-cell table:style-name="ce1"/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.94" calcext:value-type="float">
            <text:p>66.94</text:p>
          </table:table-cell>
          <table:table-cell table:style-name="ce1" table:formula="of:=[.H15]/(0.5*1000*PI()*((0.45/2)^2)*([.F15]^2))" office:value-type="float" office:value="0.584572394544388" calcext:value-type="float">
            <text:p>0.584572394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9.747" calcext:value-type="float">
            <text:p>59.747</text:p>
          </table:table-cell>
          <table:table-cell office:value-type="float" office:value="74.708" calcext:value-type="float">
            <text:p>74.708</text:p>
          </table:table-cell>
          <table:table-cell table:formula="of:=[.M15]/(0.5*1000*(PI()*(0.45/2)^2)*[.K15]^2)" office:value-type="float" office:value="0.652408641344818" calcext:value-type="float">
            <text:p>0.652408641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2.232" calcext:value-type="float">
            <text:p>62.232</text:p>
          </table:table-cell>
          <table:table-cell office:value-type="float" office:value="80.417" calcext:value-type="float">
            <text:p>80.417</text:p>
          </table:table-cell>
          <table:table-cell table:formula="of:=[.R15]/(0.5*1000*(PI()*(0.45/2)^2)*[.P15]^2)" office:value-type="float" office:value="0.702264091008008" calcext:value-type="float">
            <text:p>0.70226409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3.82" calcext:value-type="float">
            <text:p>63.82</text:p>
          </table:table-cell>
          <table:table-cell office:value-type="float" office:value="85.764" calcext:value-type="float">
            <text:p>85.764</text:p>
          </table:table-cell>
          <table:table-cell table:formula="of:=[.W15]/(0.5*1000*(PI()*(0.45/2)^2)*[.U15]^2)" office:value-type="float" office:value="0.748958273763145" calcext:value-type="float">
            <text:p>0.748958273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4.575" calcext:value-type="float">
            <text:p>64.575</text:p>
          </table:table-cell>
          <table:table-cell office:value-type="float" office:value="90.646" calcext:value-type="float">
            <text:p>90.646</text:p>
          </table:table-cell>
          <table:table-cell table:formula="of:=[.AB15]/(0.5*1000*(PI()*(0.45/2)^2)*[.Z15]^2)" office:value-type="float" office:value="0.791591713114291" calcext:value-type="float">
            <text:p>0.791591713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4.56" calcext:value-type="float">
            <text:p>64.56</text:p>
          </table:table-cell>
          <table:table-cell office:value-type="float" office:value="95.116" calcext:value-type="float">
            <text:p>95.116</text:p>
          </table:table-cell>
          <table:table-cell table:formula="of:=[.AG15]/(0.5*1000*(PI()*(0.45/2)^2)*[.AE15]^2)" office:value-type="float" office:value="0.830627246481685" calcext:value-type="float">
            <text:p>0.83062724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3.805" calcext:value-type="float">
            <text:p>63.805</text:p>
          </table:table-cell>
          <table:table-cell office:value-type="float" office:value="99.174" calcext:value-type="float">
            <text:p>99.174</text:p>
          </table:table-cell>
          <table:table-cell table:formula="of:=[.AL15]/(0.5*1000*(PI()*(0.45/2)^2)*[.AJ15]^2)" office:value-type="float" office:value="0.86606487386533" calcext:value-type="float">
            <text:p>0.866064873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2.46" calcext:value-type="float">
            <text:p>62.46</text:p>
          </table:table-cell>
          <table:table-cell office:value-type="float" office:value="102.716" calcext:value-type="float">
            <text:p>102.716</text:p>
          </table:table-cell>
          <table:table-cell table:formula="of:=[.AQ15]/(0.5*1000*(PI()*(0.45/2)^2)*[.AO15]^2)" office:value-type="float" office:value="0.896996385987771" calcext:value-type="float">
            <text:p>0.89699638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0.814" calcext:value-type="float">
            <text:p>60.814</text:p>
          </table:table-cell>
          <table:table-cell office:value-type="float" office:value="106.035" calcext:value-type="float">
            <text:p>106.035</text:p>
          </table:table-cell>
          <table:table-cell table:formula="of:=[.AV15]/(0.5*1000*(PI()*(0.45/2)^2)*[.AT15]^2)" office:value-type="float" office:value="0.925980487832599" calcext:value-type="float">
            <text:p>0.925980487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59.158" calcext:value-type="float">
            <text:p>59.158</text:p>
          </table:table-cell>
          <table:table-cell office:value-type="float" office:value="109.272" calcext:value-type="float">
            <text:p>109.272</text:p>
          </table:table-cell>
          <table:table-cell table:formula="of:=[.BA15]/(0.5*1000*(PI()*(0.45/2)^2)*[.AY15]^2)" office:value-type="float" office:value="0.954248501593283" calcext:value-type="float">
            <text:p>0.9542485016</text:p>
          </table:table-cell>
          <table:table-cell table:number-columns-repeated="213"/>
        </table:table-row>
        <table:table-row table:style-name="ro1">
          <table:table-cell table:style-name="ce1" office:value-type="float" office:value="1.3" calcext:value-type="float">
            <text:p>1.3</text:p>
          </table:table-cell>
          <table:table-cell table:style-name="ce3" office:value-type="float" office:value="61.962" calcext:value-type="float">
            <text:p>61.962000</text:p>
          </table:table-cell>
          <table:table-cell table:style-name="ce3" office:value-type="float" office:value="68.719" calcext:value-type="float">
            <text:p>68.719000</text:p>
          </table:table-cell>
          <table:table-cell table:style-name="ce1" table:formula="of:=[.C16]/(0.5*1000*PI()*((0.45/2)^2)*([.A16]^2))" office:value-type="float" office:value="0.511334638174626" calcext:value-type="float">
            <text:p>0.5113346382</text:p>
          </table:table-cell>
          <table:table-cell table:style-name="ce1"/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69.928" calcext:value-type="float">
            <text:p>69.928</text:p>
          </table:table-cell>
          <table:table-cell table:style-name="ce1" office:value-type="float" office:value="78.562" calcext:value-type="float">
            <text:p>78.562</text:p>
          </table:table-cell>
          <table:table-cell table:style-name="ce1" table:formula="of:=[.H16]/(0.5*1000*PI()*((0.45/2)^2)*([.F16]^2))" office:value-type="float" office:value="0.584575908326299" calcext:value-type="float">
            <text:p>0.584575908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75.963" calcext:value-type="float">
            <text:p>75.963</text:p>
          </table:table-cell>
          <table:table-cell office:value-type="float" office:value="87.679" calcext:value-type="float">
            <text:p>87.679</text:p>
          </table:table-cell>
          <table:table-cell table:formula="of:=[.M16]/(0.5*1000*(PI()*(0.45/2)^2)*[.K16]^2)" office:value-type="float" office:value="0.65241504882948" calcext:value-type="float">
            <text:p>0.652415048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79.122" calcext:value-type="float">
            <text:p>79.122</text:p>
          </table:table-cell>
          <table:table-cell office:value-type="float" office:value="94.378" calcext:value-type="float">
            <text:p>94.378</text:p>
          </table:table-cell>
          <table:table-cell table:formula="of:=[.R16]/(0.5*1000*(PI()*(0.45/2)^2)*[.P16]^2)" office:value-type="float" office:value="0.702261972404209" calcext:value-type="float">
            <text:p>0.702261972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1.142" calcext:value-type="float">
            <text:p>81.142</text:p>
          </table:table-cell>
          <table:table-cell office:value-type="float" office:value="100.653" calcext:value-type="float">
            <text:p>100.653</text:p>
          </table:table-cell>
          <table:table-cell table:formula="of:=[.W16]/(0.5*1000*(PI()*(0.45/2)^2)*[.U16]^2)" office:value-type="float" office:value="0.748953933209019" calcext:value-type="float">
            <text:p>0.748953933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2.102" calcext:value-type="float">
            <text:p>82.102</text:p>
          </table:table-cell>
          <table:table-cell office:value-type="float" office:value="106.383" calcext:value-type="float">
            <text:p>106.383</text:p>
          </table:table-cell>
          <table:table-cell table:formula="of:=[.AB16]/(0.5*1000*(PI()*(0.45/2)^2)*[.Z16]^2)" office:value-type="float" office:value="0.791590576302496" calcext:value-type="float">
            <text:p>0.791590576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2.082" calcext:value-type="float">
            <text:p>82.082</text:p>
          </table:table-cell>
          <table:table-cell office:value-type="float" office:value="111.629" calcext:value-type="float">
            <text:p>111.629</text:p>
          </table:table-cell>
          <table:table-cell table:formula="of:=[.AG16]/(0.5*1000*(PI()*(0.45/2)^2)*[.AE16]^2)" office:value-type="float" office:value="0.83062579963031" calcext:value-type="float">
            <text:p>0.830625799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81.122" calcext:value-type="float">
            <text:p>81.122</text:p>
          </table:table-cell>
          <table:table-cell office:value-type="float" office:value="116.392" calcext:value-type="float">
            <text:p>116.392</text:p>
          </table:table-cell>
          <table:table-cell table:formula="of:=[.AL16]/(0.5*1000*(PI()*(0.45/2)^2)*[.AJ16]^2)" office:value-type="float" office:value="0.866067044142392" calcext:value-type="float">
            <text:p>0.866067044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79.413" calcext:value-type="float">
            <text:p>79.413</text:p>
          </table:table-cell>
          <table:table-cell office:value-type="float" office:value="120.549" calcext:value-type="float">
            <text:p>120.549</text:p>
          </table:table-cell>
          <table:table-cell table:formula="of:=[.AQ16]/(0.5*1000*(PI()*(0.45/2)^2)*[.AO16]^2)" office:value-type="float" office:value="0.896999072997467" calcext:value-type="float">
            <text:p>0.89699907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77.32" calcext:value-type="float">
            <text:p>77.32</text:p>
          </table:table-cell>
          <table:table-cell office:value-type="float" office:value="124.444" calcext:value-type="float">
            <text:p>124.444</text:p>
          </table:table-cell>
          <table:table-cell table:formula="of:=[.AV16]/(0.5*1000*(PI()*(0.45/2)^2)*[.AT16]^2)" office:value-type="float" office:value="0.92598157297113" calcext:value-type="float">
            <text:p>0.92598157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75.214" calcext:value-type="float">
            <text:p>75.214</text:p>
          </table:table-cell>
          <table:table-cell office:value-type="float" office:value="128.243" calcext:value-type="float">
            <text:p>128.243</text:p>
          </table:table-cell>
          <table:table-cell table:formula="of:=[.BA16]/(0.5*1000*(PI()*(0.45/2)^2)*[.AY16]^2)" office:value-type="float" office:value="0.954249741751604" calcext:value-type="float">
            <text:p>0.9542497418</text:p>
          </table:table-cell>
          <table:table-cell table:number-columns-repeated="213"/>
        </table:table-row>
        <table:table-row table:style-name="ro1">
          <table:table-cell table:style-name="ce1" office:value-type="float" office:value="1.4" calcext:value-type="float">
            <text:p>1.4</text:p>
          </table:table-cell>
          <table:table-cell table:style-name="ce3" office:value-type="float" office:value="77.389" calcext:value-type="float">
            <text:p>77.389000</text:p>
          </table:table-cell>
          <table:table-cell table:style-name="ce3" office:value-type="float" office:value="79.698" calcext:value-type="float">
            <text:p>79.698000</text:p>
          </table:table-cell>
          <table:table-cell table:style-name="ce1" table:formula="of:=[.C17]/(0.5*1000*PI()*((0.45/2)^2)*([.A17]^2))" office:value-type="float" office:value="0.511336080807775" calcext:value-type="float">
            <text:p>0.5113360808</text:p>
          </table:table-cell>
          <table:table-cell table:style-name="ce1"/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87.339" calcext:value-type="float">
            <text:p>87.339</text:p>
          </table:table-cell>
          <table:table-cell table:style-name="ce1" office:value-type="float" office:value="91.113" calcext:value-type="float">
            <text:p>91.113</text:p>
          </table:table-cell>
          <table:table-cell table:style-name="ce1" table:formula="of:=[.H17]/(0.5*1000*PI()*((0.45/2)^2)*([.F17]^2))" office:value-type="float" office:value="0.584573820304635" calcext:value-type="float">
            <text:p>0.584573820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4.876" calcext:value-type="float">
            <text:p>94.876</text:p>
          </table:table-cell>
          <table:table-cell office:value-type="float" office:value="101.686" calcext:value-type="float">
            <text:p>101.686</text:p>
          </table:table-cell>
          <table:table-cell table:formula="of:=[.M17]/(0.5*1000*(PI()*(0.45/2)^2)*[.K17]^2)" office:value-type="float" office:value="0.652409354224942" calcext:value-type="float">
            <text:p>0.652409354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8.821" calcext:value-type="float">
            <text:p>98.821</text:p>
          </table:table-cell>
          <table:table-cell office:value-type="float" office:value="109.457" calcext:value-type="float">
            <text:p>109.457</text:p>
          </table:table-cell>
          <table:table-cell table:formula="of:=[.R17]/(0.5*1000*(PI()*(0.45/2)^2)*[.P17]^2)" office:value-type="float" office:value="0.702267477188595" calcext:value-type="float">
            <text:p>0.702267477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1.345" calcext:value-type="float">
            <text:p>101.345</text:p>
          </table:table-cell>
          <table:table-cell office:value-type="float" office:value="116.734" calcext:value-type="float">
            <text:p>116.734</text:p>
          </table:table-cell>
          <table:table-cell table:formula="of:=[.W17]/(0.5*1000*(PI()*(0.45/2)^2)*[.U17]^2)" office:value-type="float" office:value="0.748956135122774" calcext:value-type="float">
            <text:p>0.748956135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2.543" calcext:value-type="float">
            <text:p>102.543</text:p>
          </table:table-cell>
          <table:table-cell office:value-type="float" office:value="123.379" calcext:value-type="float">
            <text:p>123.379</text:p>
          </table:table-cell>
          <table:table-cell table:formula="of:=[.AB17]/(0.5*1000*(PI()*(0.45/2)^2)*[.Z17]^2)" office:value-type="float" office:value="0.791589930913982" calcext:value-type="float">
            <text:p>0.791589930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129.463" calcext:value-type="float">
            <text:p>129.463</text:p>
          </table:table-cell>
          <table:table-cell table:formula="of:=[.AG17]/(0.5*1000*(PI()*(0.45/2)^2)*[.AE17]^2)" office:value-type="float" office:value="0.830624394961191" calcext:value-type="float">
            <text:p>0.83062439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01.319" calcext:value-type="float">
            <text:p>101.319</text:p>
          </table:table-cell>
          <table:table-cell office:value-type="float" office:value="134.987" calcext:value-type="float">
            <text:p>134.987</text:p>
          </table:table-cell>
          <table:table-cell table:formula="of:=[.AL17]/(0.5*1000*(PI()*(0.45/2)^2)*[.AJ17]^2)" office:value-type="float" office:value="0.866065943185515" calcext:value-type="float">
            <text:p>0.866065943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9.185" calcext:value-type="float">
            <text:p>99.185</text:p>
          </table:table-cell>
          <table:table-cell office:value-type="float" office:value="139.809" calcext:value-type="float">
            <text:p>139.809</text:p>
          </table:table-cell>
          <table:table-cell table:formula="of:=[.AQ17]/(0.5*1000*(PI()*(0.45/2)^2)*[.AO17]^2)" office:value-type="float" office:value="0.897003514789007" calcext:value-type="float">
            <text:p>0.897003514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6.571" calcext:value-type="float">
            <text:p>96.571</text:p>
          </table:table-cell>
          <table:table-cell office:value-type="float" office:value="144.326" calcext:value-type="float">
            <text:p>144.326</text:p>
          </table:table-cell>
          <table:table-cell table:formula="of:=[.AV17]/(0.5*1000*(PI()*(0.45/2)^2)*[.AT17]^2)" office:value-type="float" office:value="0.925984230453248" calcext:value-type="float">
            <text:p>0.92598423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3.941" calcext:value-type="float">
            <text:p>93.941</text:p>
          </table:table-cell>
          <table:table-cell office:value-type="float" office:value="148.731" calcext:value-type="float">
            <text:p>148.731</text:p>
          </table:table-cell>
          <table:table-cell table:formula="of:=[.BA17]/(0.5*1000*(PI()*(0.45/2)^2)*[.AY17]^2)" office:value-type="float" office:value="0.954246362952913" calcext:value-type="float">
            <text:p>0.954246363</text:p>
          </table:table-cell>
          <table:table-cell table:number-columns-repeated="213"/>
        </table:table-row>
        <table:table-row table:style-name="ro1">
          <table:table-cell table:style-name="ce1" office:value-type="float" office:value="1.5" calcext:value-type="float">
            <text:p>1.5</text:p>
          </table:table-cell>
          <table:table-cell table:style-name="ce3" office:value-type="float" office:value="95.186" calcext:value-type="float">
            <text:p>95.186000</text:p>
          </table:table-cell>
          <table:table-cell table:style-name="ce3" office:value-type="float" office:value="91.49" calcext:value-type="float">
            <text:p>91.490000</text:p>
          </table:table-cell>
          <table:table-cell table:style-name="ce1" table:formula="of:=[.C18]/(0.5*1000*PI()*((0.45/2)^2)*([.A18]^2))" office:value-type="float" office:value="0.511335795655726" calcext:value-type="float">
            <text:p>0.5113357957</text:p>
          </table:table-cell>
          <table:table-cell table:style-name="ce1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7.423" calcext:value-type="float">
            <text:p>107.423</text:p>
          </table:table-cell>
          <table:table-cell table:style-name="ce1" office:value-type="float" office:value="104.594" calcext:value-type="float">
            <text:p>104.594</text:p>
          </table:table-cell>
          <table:table-cell table:style-name="ce1" table:formula="of:=[.H18]/(0.5*1000*PI()*((0.45/2)^2)*([.F18]^2))" office:value-type="float" office:value="0.58457379178943" calcext:value-type="float">
            <text:p>0.584573791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6.694" calcext:value-type="float">
            <text:p>116.694</text:p>
          </table:table-cell>
          <table:table-cell office:value-type="float" office:value="116.732" calcext:value-type="float">
            <text:p>116.732</text:p>
          </table:table-cell>
          <table:table-cell table:formula="of:=[.M18]/(0.5*1000*(PI()*(0.45/2)^2)*[.K18]^2)" office:value-type="float" office:value="0.652412833079945" calcext:value-type="float">
            <text:p>0.652412833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1.546" calcext:value-type="float">
            <text:p>121.546</text:p>
          </table:table-cell>
          <table:table-cell office:value-type="float" office:value="125.652" calcext:value-type="float">
            <text:p>125.652</text:p>
          </table:table-cell>
          <table:table-cell table:formula="of:=[.R18]/(0.5*1000*(PI()*(0.45/2)^2)*[.P18]^2)" office:value-type="float" office:value="0.702266536186832" calcext:value-type="float">
            <text:p>0.702266536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4.649" calcext:value-type="float">
            <text:p>124.649</text:p>
          </table:table-cell>
          <table:table-cell office:value-type="float" office:value="134.006" calcext:value-type="float">
            <text:p>134.006</text:p>
          </table:table-cell>
          <table:table-cell table:formula="of:=[.W18]/(0.5*1000*(PI()*(0.45/2)^2)*[.U18]^2)" office:value-type="float" office:value="0.748956876518102" calcext:value-type="float">
            <text:p>0.748956876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6.124" calcext:value-type="float">
            <text:p>126.124</text:p>
          </table:table-cell>
          <table:table-cell office:value-type="float" office:value="141.634" calcext:value-type="float">
            <text:p>141.634</text:p>
          </table:table-cell>
          <table:table-cell table:formula="of:=[.AB18]/(0.5*1000*(PI()*(0.45/2)^2)*[.Z18]^2)" office:value-type="float" office:value="0.791589617246727" calcext:value-type="float">
            <text:p>0.791589617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6.093" calcext:value-type="float">
            <text:p>126.093</text:p>
          </table:table-cell>
          <table:table-cell office:value-type="float" office:value="148.618" calcext:value-type="float">
            <text:p>148.618</text:p>
          </table:table-cell>
          <table:table-cell table:formula="of:=[.AG18]/(0.5*1000*(PI()*(0.45/2)^2)*[.AE18]^2)" office:value-type="float" office:value="0.830623054746559" calcext:value-type="float">
            <text:p>0.830623054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4.618" calcext:value-type="float">
            <text:p>124.618</text:p>
          </table:table-cell>
          <table:table-cell office:value-type="float" office:value="154.959" calcext:value-type="float">
            <text:p>154.959</text:p>
          </table:table-cell>
          <table:table-cell table:formula="of:=[.AL18]/(0.5*1000*(PI()*(0.45/2)^2)*[.AJ18]^2)" office:value-type="float" office:value="0.866062777997766" calcext:value-type="float">
            <text:p>0.86606277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1.993" calcext:value-type="float">
            <text:p>121.993</text:p>
          </table:table-cell>
          <table:table-cell office:value-type="float" office:value="160.494" calcext:value-type="float">
            <text:p>160.494</text:p>
          </table:table-cell>
          <table:table-cell table:formula="of:=[.AQ18]/(0.5*1000*(PI()*(0.45/2)^2)*[.AO18]^2)" office:value-type="float" office:value="0.896997783232813" calcext:value-type="float">
            <text:p>0.89699778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8.778" calcext:value-type="float">
            <text:p>118.778</text:p>
          </table:table-cell>
          <table:table-cell office:value-type="float" office:value="165.68" calcext:value-type="float">
            <text:p>165.68</text:p>
          </table:table-cell>
          <table:table-cell table:formula="of:=[.AV18]/(0.5*1000*(PI()*(0.45/2)^2)*[.AT18]^2)" office:value-type="float" office:value="0.925982234388902" calcext:value-type="float">
            <text:p>0.925982234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5.543" calcext:value-type="float">
            <text:p>115.543</text:p>
          </table:table-cell>
          <table:table-cell office:value-type="float" office:value="170.737" calcext:value-type="float">
            <text:p>170.737</text:p>
          </table:table-cell>
          <table:table-cell table:formula="of:=[.BA18]/(0.5*1000*(PI()*(0.45/2)^2)*[.AY18]^2)" office:value-type="float" office:value="0.954245707103199" calcext:value-type="float">
            <text:p>0.9542457071</text:p>
          </table:table-cell>
          <table:table-cell table:number-columns-repeated="213"/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table:style-name="ce3" office:value-type="float" office:value="115.52" calcext:value-type="float">
            <text:p>115.520000</text:p>
          </table:table-cell>
          <table:table-cell table:style-name="ce3" office:value-type="float" office:value="104.095" calcext:value-type="float">
            <text:p>104.095000</text:p>
          </table:table-cell>
          <table:table-cell table:style-name="ce1" table:formula="of:=[.C19]/(0.5*1000*PI()*((0.45/2)^2)*([.A19]^2))" office:value-type="float" office:value="0.51133437657873" calcext:value-type="float">
            <text:p>0.5113343766</text:p>
          </table:table-cell>
          <table:table-cell table:style-name="ce1"/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30.371" calcext:value-type="float">
            <text:p>130.371</text:p>
          </table:table-cell>
          <table:table-cell table:style-name="ce1" office:value-type="float" office:value="119.005" calcext:value-type="float">
            <text:p>119.005</text:p>
          </table:table-cell>
          <table:table-cell table:style-name="ce1" table:formula="of:=[.H19]/(0.5*1000*PI()*((0.45/2)^2)*([.F19]^2))" office:value-type="float" office:value="0.584575123538611" calcext:value-type="float">
            <text:p>0.584575123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41.623" calcext:value-type="float">
            <text:p>141.623</text:p>
          </table:table-cell>
          <table:table-cell office:value-type="float" office:value="132.815" calcext:value-type="float">
            <text:p>132.815</text:p>
          </table:table-cell>
          <table:table-cell table:formula="of:=[.M19]/(0.5*1000*(PI()*(0.45/2)^2)*[.K19]^2)" office:value-type="float" office:value="0.652412461936731" calcext:value-type="float">
            <text:p>0.652412461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47.512" calcext:value-type="float">
            <text:p>147.512</text:p>
          </table:table-cell>
          <table:table-cell office:value-type="float" office:value="142.964" calcext:value-type="float">
            <text:p>142.964</text:p>
          </table:table-cell>
          <table:table-cell table:formula="of:=[.R19]/(0.5*1000*(PI()*(0.45/2)^2)*[.P19]^2)" office:value-type="float" office:value="0.702266274203386" calcext:value-type="float">
            <text:p>0.702266274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1.278" calcext:value-type="float">
            <text:p>151.278</text:p>
          </table:table-cell>
          <table:table-cell office:value-type="float" office:value="152.469" calcext:value-type="float">
            <text:p>152.469</text:p>
          </table:table-cell>
          <table:table-cell table:formula="of:=[.W19]/(0.5*1000*(PI()*(0.45/2)^2)*[.U19]^2)" office:value-type="float" office:value="0.748956636366611" calcext:value-type="float">
            <text:p>0.748956636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3.067" calcext:value-type="float">
            <text:p>153.067</text:p>
          </table:table-cell>
          <table:table-cell office:value-type="float" office:value="161.148" calcext:value-type="float">
            <text:p>161.148</text:p>
          </table:table-cell>
          <table:table-cell table:formula="of:=[.AB19]/(0.5*1000*(PI()*(0.45/2)^2)*[.Z19]^2)" office:value-type="float" office:value="0.791589529918912" calcext:value-type="float">
            <text:p>0.791589529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3.03" calcext:value-type="float">
            <text:p>153.03</text:p>
          </table:table-cell>
          <table:table-cell office:value-type="float" office:value="169.095" calcext:value-type="float">
            <text:p>169.095</text:p>
          </table:table-cell>
          <table:table-cell table:formula="of:=[.AG19]/(0.5*1000*(PI()*(0.45/2)^2)*[.AE19]^2)" office:value-type="float" office:value="0.83062670068284" calcext:value-type="float">
            <text:p>0.830626700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6.309" calcext:value-type="float">
            <text:p>176.309</text:p>
          </table:table-cell>
          <table:table-cell table:formula="of:=[.AL19]/(0.5*1000*(PI()*(0.45/2)^2)*[.AJ19]^2)" office:value-type="float" office:value="0.866063236468795" calcext:value-type="float">
            <text:p>0.866063236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48.054" calcext:value-type="float">
            <text:p>148.054</text:p>
          </table:table-cell>
          <table:table-cell office:value-type="float" office:value="182.607" calcext:value-type="float">
            <text:p>182.607</text:p>
          </table:table-cell>
          <table:table-cell table:formula="of:=[.AQ19]/(0.5*1000*(PI()*(0.45/2)^2)*[.AO19]^2)" office:value-type="float" office:value="0.897000206579683" calcext:value-type="float">
            <text:p>0.897000206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44.152" calcext:value-type="float">
            <text:p>144.152</text:p>
          </table:table-cell>
          <table:table-cell office:value-type="float" office:value="188.507" calcext:value-type="float">
            <text:p>188.507</text:p>
          </table:table-cell>
          <table:table-cell table:formula="of:=[.AV19]/(0.5*1000*(PI()*(0.45/2)^2)*[.AT19]^2)" office:value-type="float" office:value="0.925982125229133" calcext:value-type="float">
            <text:p>0.925982125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40.227" calcext:value-type="float">
            <text:p>140.227</text:p>
          </table:table-cell>
          <table:table-cell office:value-type="float" office:value="194.261" calcext:value-type="float">
            <text:p>194.261</text:p>
          </table:table-cell>
          <table:table-cell table:formula="of:=[.BA19]/(0.5*1000*(PI()*(0.45/2)^2)*[.AY19]^2)" office:value-type="float" office:value="0.954246864196749" calcext:value-type="float">
            <text:p>0.9542468642</text:p>
          </table:table-cell>
          <table:table-cell table:number-columns-repeated="213"/>
        </table:table-row>
        <table:table-row table:style-name="ro1">
          <table:table-cell table:style-name="ce1" office:value-type="float" office:value="1.7" calcext:value-type="float">
            <text:p>1.7</text:p>
          </table:table-cell>
          <table:table-cell table:style-name="ce3" office:value-type="float" office:value="138.562" calcext:value-type="float">
            <text:p>138.562000</text:p>
          </table:table-cell>
          <table:table-cell table:style-name="ce3" office:value-type="float" office:value="117.514" calcext:value-type="float">
            <text:p>117.514000</text:p>
          </table:table-cell>
          <table:table-cell table:style-name="ce1" table:formula="of:=[.C20]/(0.5*1000*PI()*((0.45/2)^2)*([.A20]^2))" office:value-type="float" office:value="0.511336569216995" calcext:value-type="float">
            <text:p>0.5113365692</text:p>
          </table:table-cell>
          <table:table-cell table:style-name="ce1"/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56.375" calcext:value-type="float">
            <text:p>156.375</text:p>
          </table:table-cell>
          <table:table-cell table:style-name="ce1" office:value-type="float" office:value="134.346" calcext:value-type="float">
            <text:p>134.346</text:p>
          </table:table-cell>
          <table:table-cell table:style-name="ce1" table:formula="of:=[.H20]/(0.5*1000*PI()*((0.45/2)^2)*([.F20]^2))" office:value-type="float" office:value="0.584577350171268" calcext:value-type="float">
            <text:p>0.584577350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69.871" calcext:value-type="float">
            <text:p>169.871</text:p>
          </table:table-cell>
          <table:table-cell office:value-type="float" office:value="149.936" calcext:value-type="float">
            <text:p>149.936</text:p>
          </table:table-cell>
          <table:table-cell table:formula="of:=[.M20]/(0.5*1000*(PI()*(0.45/2)^2)*[.K20]^2)" office:value-type="float" office:value="0.652413838709595" calcext:value-type="float">
            <text:p>0.65241383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76.935" calcext:value-type="float">
            <text:p>176.935</text:p>
          </table:table-cell>
          <table:table-cell office:value-type="float" office:value="161.393" calcext:value-type="float">
            <text:p>161.393</text:p>
          </table:table-cell>
          <table:table-cell table:formula="of:=[.R20]/(0.5*1000*(PI()*(0.45/2)^2)*[.P20]^2)" office:value-type="float" office:value="0.702266478169737" calcext:value-type="float">
            <text:p>0.702266478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81.453" calcext:value-type="float">
            <text:p>181.453</text:p>
          </table:table-cell>
          <table:table-cell office:value-type="float" office:value="172.123" calcext:value-type="float">
            <text:p>172.123</text:p>
          </table:table-cell>
          <table:table-cell table:formula="of:=[.W20]/(0.5*1000*(PI()*(0.45/2)^2)*[.U20]^2)" office:value-type="float" office:value="0.74895573551523" calcext:value-type="float">
            <text:p>0.748955735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83.599" calcext:value-type="float">
            <text:p>183.599</text:p>
          </table:table-cell>
          <table:table-cell office:value-type="float" office:value="181.921" calcext:value-type="float">
            <text:p>181.921</text:p>
          </table:table-cell>
          <table:table-cell table:formula="of:=[.AB20]/(0.5*1000*(PI()*(0.45/2)^2)*[.Z20]^2)" office:value-type="float" office:value="0.791589597907695" calcext:value-type="float">
            <text:p>0.791589597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83.554" calcext:value-type="float">
            <text:p>183.554</text:p>
          </table:table-cell>
          <table:table-cell office:value-type="float" office:value="190.892" calcext:value-type="float">
            <text:p>190.892</text:p>
          </table:table-cell>
          <table:table-cell table:formula="of:=[.AG20]/(0.5*1000*(PI()*(0.45/2)^2)*[.AE20]^2)" office:value-type="float" office:value="0.830624949971668" calcext:value-type="float">
            <text:p>0.8306249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81.407" calcext:value-type="float">
            <text:p>181.407</text:p>
          </table:table-cell>
          <table:table-cell office:value-type="float" office:value="199.036" calcext:value-type="float">
            <text:p>199.036</text:p>
          </table:table-cell>
          <table:table-cell table:formula="of:=[.AL20]/(0.5*1000*(PI()*(0.45/2)^2)*[.AJ20]^2)" office:value-type="float" office:value="0.866061791707148" calcext:value-type="float">
            <text:p>0.866061791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206.146" calcext:value-type="float">
            <text:p>206.146</text:p>
          </table:table-cell>
          <table:table-cell table:formula="of:=[.AQ20]/(0.5*1000*(PI()*(0.45/2)^2)*[.AO20]^2)" office:value-type="float" office:value="0.896999407711478" calcext:value-type="float">
            <text:p>0.896999407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72.905" calcext:value-type="float">
            <text:p>172.905</text:p>
          </table:table-cell>
          <table:table-cell office:value-type="float" office:value="212.807" calcext:value-type="float">
            <text:p>212.807</text:p>
          </table:table-cell>
          <table:table-cell table:formula="of:=[.AV20]/(0.5*1000*(PI()*(0.45/2)^2)*[.AT20]^2)" office:value-type="float" office:value="0.925983298035647" calcext:value-type="float">
            <text:p>0.92598329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68.197" calcext:value-type="float">
            <text:p>168.197</text:p>
          </table:table-cell>
          <table:table-cell office:value-type="float" office:value="219.303" calcext:value-type="float">
            <text:p>219.303</text:p>
          </table:table-cell>
          <table:table-cell table:formula="of:=[.BA20]/(0.5*1000*(PI()*(0.45/2)^2)*[.AY20]^2)" office:value-type="float" office:value="0.954249226806973" calcext:value-type="float">
            <text:p>0.9542492268</text:p>
          </table:table-cell>
          <table:table-cell table:number-columns-repeated="213"/>
        </table:table-row>
        <table:table-row table:style-name="ro1">
          <table:table-cell table:style-name="ce1" office:value-type="float" office:value="1.8" calcext:value-type="float">
            <text:p>1.8</text:p>
          </table:table-cell>
          <table:table-cell table:style-name="ce3" office:value-type="float" office:value="164.481" calcext:value-type="float">
            <text:p>164.481000</text:p>
          </table:table-cell>
          <table:table-cell table:style-name="ce3" office:value-type="float" office:value="131.745" calcext:value-type="float">
            <text:p>131.745000</text:p>
          </table:table-cell>
          <table:table-cell table:style-name="ce1" table:formula="of:=[.C21]/(0.5*1000*PI()*((0.45/2)^2)*([.A21]^2))" office:value-type="float" office:value="0.511333466913989" calcext:value-type="float">
            <text:p>0.5113334669</text:p>
          </table:table-cell>
          <table:table-cell table:style-name="ce1"/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85.626" calcext:value-type="float">
            <text:p>185.626</text:p>
          </table:table-cell>
          <table:table-cell table:style-name="ce1" office:value-type="float" office:value="150.616" calcext:value-type="float">
            <text:p>150.616</text:p>
          </table:table-cell>
          <table:table-cell table:style-name="ce1" table:formula="of:=[.H21]/(0.5*1000*PI()*((0.45/2)^2)*([.F21]^2))" office:value-type="float" office:value="0.584576275780617" calcext:value-type="float">
            <text:p>0.584576275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01.646" calcext:value-type="float">
            <text:p>201.646</text:p>
          </table:table-cell>
          <table:table-cell office:value-type="float" office:value="168.094" calcext:value-type="float">
            <text:p>168.094</text:p>
          </table:table-cell>
          <table:table-cell table:formula="of:=[.M21]/(0.5*1000*(PI()*(0.45/2)^2)*[.K21]^2)" office:value-type="float" office:value="0.652412522581047" calcext:value-type="float">
            <text:p>0.652412522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10.031" calcext:value-type="float">
            <text:p>210.031</text:p>
          </table:table-cell>
          <table:table-cell office:value-type="float" office:value="180.939" calcext:value-type="float">
            <text:p>180.939</text:p>
          </table:table-cell>
          <table:table-cell table:formula="of:=[.R21]/(0.5*1000*(PI()*(0.45/2)^2)*[.P21]^2)" office:value-type="float" office:value="0.702267001935179" calcext:value-type="float">
            <text:p>0.702267001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15.394" calcext:value-type="float">
            <text:p>215.394</text:p>
          </table:table-cell>
          <table:table-cell office:value-type="float" office:value="192.968" calcext:value-type="float">
            <text:p>192.968</text:p>
          </table:table-cell>
          <table:table-cell table:formula="of:=[.W21]/(0.5*1000*(PI()*(0.45/2)^2)*[.U21]^2)" office:value-type="float" office:value="0.748954392526916" calcext:value-type="float">
            <text:p>0.74895439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17.942" calcext:value-type="float">
            <text:p>217.942</text:p>
          </table:table-cell>
          <table:table-cell office:value-type="float" office:value="203.953" calcext:value-type="float">
            <text:p>203.953</text:p>
          </table:table-cell>
          <table:table-cell table:formula="of:=[.AB21]/(0.5*1000*(PI()*(0.45/2)^2)*[.Z21]^2)" office:value-type="float" office:value="0.791589772496176" calcext:value-type="float">
            <text:p>0.791589772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17.889" calcext:value-type="float">
            <text:p>217.889</text:p>
          </table:table-cell>
          <table:table-cell office:value-type="float" office:value="214.01" calcext:value-type="float">
            <text:p>214.01</text:p>
          </table:table-cell>
          <table:table-cell table:formula="of:=[.AG21]/(0.5*1000*(PI()*(0.45/2)^2)*[.AE21]^2)" office:value-type="float" office:value="0.830623365245457" calcext:value-type="float">
            <text:p>0.830623365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15.34" calcext:value-type="float">
            <text:p>215.34</text:p>
          </table:table-cell>
          <table:table-cell office:value-type="float" office:value="223.141" calcext:value-type="float">
            <text:p>223.141</text:p>
          </table:table-cell>
          <table:table-cell table:formula="of:=[.AL21]/(0.5*1000*(PI()*(0.45/2)^2)*[.AJ21]^2)" office:value-type="float" office:value="0.866062933247215" calcext:value-type="float">
            <text:p>0.866062933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10.804" calcext:value-type="float">
            <text:p>210.804</text:p>
          </table:table-cell>
          <table:table-cell office:value-type="float" office:value="231.112" calcext:value-type="float">
            <text:p>231.112</text:p>
          </table:table-cell>
          <table:table-cell table:formula="of:=[.AQ21]/(0.5*1000*(PI()*(0.45/2)^2)*[.AO21]^2)" office:value-type="float" office:value="0.897000267223999" calcext:value-type="float">
            <text:p>0.897000267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05.247" calcext:value-type="float">
            <text:p>205.247</text:p>
          </table:table-cell>
          <table:table-cell office:value-type="float" office:value="238.579" calcext:value-type="float">
            <text:p>238.579</text:p>
          </table:table-cell>
          <table:table-cell table:formula="of:=[.AV21]/(0.5*1000*(PI()*(0.45/2)^2)*[.AT21]^2)" office:value-type="float" office:value="0.925981458141656" calcext:value-type="float">
            <text:p>0.925981458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99.659" calcext:value-type="float">
            <text:p>199.659</text:p>
          </table:table-cell>
          <table:table-cell office:value-type="float" office:value="245.862" calcext:value-type="float">
            <text:p>245.862</text:p>
          </table:table-cell>
          <table:table-cell table:formula="of:=[.BA21]/(0.5*1000*(PI()*(0.45/2)^2)*[.AY21]^2)" office:value-type="float" office:value="0.954248501593283" calcext:value-type="float">
            <text:p>0.9542485016</text:p>
          </table:table-cell>
          <table:table-cell table:number-columns-repeated="213"/>
        </table:table-row>
        <table:table-row table:style-name="ro1">
          <table:table-cell table:style-name="ce1" office:value-type="float" office:value="1.9" calcext:value-type="float">
            <text:p>1.9</text:p>
          </table:table-cell>
          <table:table-cell table:style-name="ce3" office:value-type="float" office:value="193.445" calcext:value-type="float">
            <text:p>193.445000</text:p>
          </table:table-cell>
          <table:table-cell table:style-name="ce3" office:value-type="float" office:value="146.79" calcext:value-type="float">
            <text:p>146.790000</text:p>
          </table:table-cell>
          <table:table-cell table:style-name="ce1" table:formula="of:=[.C22]/(0.5*1000*PI()*((0.45/2)^2)*([.A22]^2))" office:value-type="float" office:value="0.511333628184192" calcext:value-type="float">
            <text:p>0.5113336282</text:p>
          </table:table-cell>
          <table:table-cell table:style-name="ce1"/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18.314" calcext:value-type="float">
            <text:p>218.314</text:p>
          </table:table-cell>
          <table:table-cell table:style-name="ce1" office:value-type="float" office:value="167.816" calcext:value-type="float">
            <text:p>167.816</text:p>
          </table:table-cell>
          <table:table-cell table:style-name="ce1" table:formula="of:=[.H22]/(0.5*1000*PI()*((0.45/2)^2)*([.F22]^2))" office:value-type="float" office:value="0.584576361791392" calcext:value-type="float">
            <text:p>0.584576361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37.156" calcext:value-type="float">
            <text:p>237.156</text:p>
          </table:table-cell>
          <table:table-cell office:value-type="float" office:value="187.29" calcext:value-type="float">
            <text:p>187.29</text:p>
          </table:table-cell>
          <table:table-cell table:formula="of:=[.M22]/(0.5*1000*(PI()*(0.45/2)^2)*[.K22]^2)" office:value-type="float" office:value="0.652412802116066" calcext:value-type="float">
            <text:p>0.652412802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47.017" calcext:value-type="float">
            <text:p>247.017</text:p>
          </table:table-cell>
          <table:table-cell office:value-type="float" office:value="201.601" calcext:value-type="float">
            <text:p>201.601</text:p>
          </table:table-cell>
          <table:table-cell table:formula="of:=[.R22]/(0.5*1000*(PI()*(0.45/2)^2)*[.P22]^2)" office:value-type="float" office:value="0.702264260341722" calcext:value-type="float">
            <text:p>0.702264260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53.324" calcext:value-type="float">
            <text:p>253.324</text:p>
          </table:table-cell>
          <table:table-cell office:value-type="float" office:value="215.005" calcext:value-type="float">
            <text:p>215.005</text:p>
          </table:table-cell>
          <table:table-cell table:formula="of:=[.W22]/(0.5*1000*(PI()*(0.45/2)^2)*[.U22]^2)" office:value-type="float" office:value="0.748956241758582" calcext:value-type="float">
            <text:p>0.748956241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56.321" calcext:value-type="float">
            <text:p>256.321</text:p>
          </table:table-cell>
          <table:table-cell office:value-type="float" office:value="227.244" calcext:value-type="float">
            <text:p>227.244</text:p>
          </table:table-cell>
          <table:table-cell table:formula="of:=[.AB22]/(0.5*1000*(PI()*(0.45/2)^2)*[.Z22]^2)" office:value-type="float" office:value="0.791590019777155" calcext:value-type="float">
            <text:p>0.791590019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56.258" calcext:value-type="float">
            <text:p>256.258</text:p>
          </table:table-cell>
          <table:table-cell office:value-type="float" office:value="238.45" calcext:value-type="float">
            <text:p>238.45</text:p>
          </table:table-cell>
          <table:table-cell table:formula="of:=[.AG22]/(0.5*1000*(PI()*(0.45/2)^2)*[.AE22]^2)" office:value-type="float" office:value="0.830625408001367" calcext:value-type="float">
            <text:p>0.83062540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53.261" calcext:value-type="float">
            <text:p>253.261</text:p>
          </table:table-cell>
          <table:table-cell office:value-type="float" office:value="248.623" calcext:value-type="float">
            <text:p>248.623</text:p>
          </table:table-cell>
          <table:table-cell table:formula="of:=[.AL22]/(0.5*1000*(PI()*(0.45/2)^2)*[.AJ22]^2)" office:value-type="float" office:value="0.866062406431217" calcext:value-type="float">
            <text:p>0.866062406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47.926" calcext:value-type="float">
            <text:p>247.926</text:p>
          </table:table-cell>
          <table:table-cell office:value-type="float" office:value="257.504" calcext:value-type="float">
            <text:p>257.504</text:p>
          </table:table-cell>
          <table:table-cell table:formula="of:=[.AQ22]/(0.5*1000*(PI()*(0.45/2)^2)*[.AO22]^2)" office:value-type="float" office:value="0.896998805040822" calcext:value-type="float">
            <text:p>0.89699880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41.391" calcext:value-type="float">
            <text:p>241.391</text:p>
          </table:table-cell>
          <table:table-cell office:value-type="float" office:value="265.825" calcext:value-type="float">
            <text:p>265.825</text:p>
          </table:table-cell>
          <table:table-cell table:formula="of:=[.AV22]/(0.5*1000*(PI()*(0.45/2)^2)*[.AT22]^2)" office:value-type="float" office:value="0.925984479270133" calcext:value-type="float">
            <text:p>0.925984479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34.818" calcext:value-type="float">
            <text:p>234.818</text:p>
          </table:table-cell>
          <table:table-cell office:value-type="float" office:value="273.938" calcext:value-type="float">
            <text:p>273.938</text:p>
          </table:table-cell>
          <table:table-cell table:formula="of:=[.BA22]/(0.5*1000*(PI()*(0.45/2)^2)*[.AY22]^2)" office:value-type="float" office:value="0.954245598729622" calcext:value-type="float">
            <text:p>0.9542455987</text:p>
          </table:table-cell>
          <table:table-cell table:number-columns-repeated="2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225.625" calcext:value-type="float">
            <text:p>225.625000</text:p>
          </table:table-cell>
          <table:table-cell table:style-name="ce3" office:value-type="float" office:value="162.648" calcext:value-type="float">
            <text:p>162.648000</text:p>
          </table:table-cell>
          <table:table-cell table:style-name="ce1" table:formula="of:=[.C23]/(0.5*1000*PI()*((0.45/2)^2)*([.A23]^2))" office:value-type="float" office:value="0.511333001165641" calcext:value-type="float">
            <text:p>0.511333001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54.631" calcext:value-type="float">
            <text:p>254.631</text:p>
          </table:table-cell>
          <table:table-cell table:style-name="ce1" office:value-type="float" office:value="185.945" calcext:value-type="float">
            <text:p>185.945</text:p>
          </table:table-cell>
          <table:table-cell table:style-name="ce1" table:formula="of:=[.H23]/(0.5*1000*PI()*((0.45/2)^2)*([.F23]^2))" office:value-type="float" office:value="0.584574141100691" calcext:value-type="float">
            <text:p>0.58457414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.607" calcext:value-type="float">
            <text:p>276.607</text:p>
          </table:table-cell>
          <table:table-cell office:value-type="float" office:value="207.523" calcext:value-type="float">
            <text:p>207.523</text:p>
          </table:table-cell>
          <table:table-cell table:formula="of:=[.M23]/(0.5*1000*(PI()*(0.45/2)^2)*[.K23]^2)" office:value-type="float" office:value="0.652411086523642" calcext:value-type="float">
            <text:p>0.65241108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8.109" calcext:value-type="float">
            <text:p>288.109</text:p>
          </table:table-cell>
          <table:table-cell office:value-type="float" office:value="223.381" calcext:value-type="float">
            <text:p>223.381</text:p>
          </table:table-cell>
          <table:table-cell table:formula="of:=[.R23]/(0.5*1000*(PI()*(0.45/2)^2)*[.P23]^2)" office:value-type="float" office:value="0.70226548825305" calcext:value-type="float">
            <text:p>0.70226548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5.465" calcext:value-type="float">
            <text:p>295.465</text:p>
          </table:table-cell>
          <table:table-cell office:value-type="float" office:value="238.233" calcext:value-type="float">
            <text:p>238.233</text:p>
          </table:table-cell>
          <table:table-cell table:formula="of:=[.W23]/(0.5*1000*(PI()*(0.45/2)^2)*[.U23]^2)" office:value-type="float" office:value="0.748957225829363" calcext:value-type="float">
            <text:p>0.7489572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.96" calcext:value-type="float">
            <text:p>298.96</text:p>
          </table:table-cell>
          <table:table-cell office:value-type="float" office:value="251.794" calcext:value-type="float">
            <text:p>251.794</text:p>
          </table:table-cell>
          <table:table-cell table:formula="of:=[.AB23]/(0.5*1000*(PI()*(0.45/2)^2)*[.Z23]^2)" office:value-type="float" office:value="0.791590315869248" calcext:value-type="float">
            <text:p>0.7915903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.887" calcext:value-type="float">
            <text:p>298.887</text:p>
          </table:table-cell>
          <table:table-cell office:value-type="float" office:value="264.21" calcext:value-type="float">
            <text:p>264.21</text:p>
          </table:table-cell>
          <table:table-cell table:formula="of:=[.AG23]/(0.5*1000*(PI()*(0.45/2)^2)*[.AE23]^2)" office:value-type="float" office:value="0.83062375336908" calcext:value-type="float">
            <text:p>0.83062375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5.392" calcext:value-type="float">
            <text:p>295.392</text:p>
          </table:table-cell>
          <table:table-cell office:value-type="float" office:value="275.483" calcext:value-type="float">
            <text:p>275.483</text:p>
          </table:table-cell>
          <table:table-cell table:formula="of:=[.AL23]/(0.5*1000*(PI()*(0.45/2)^2)*[.AJ23]^2)" office:value-type="float" office:value="0.866063825931548" calcext:value-type="float">
            <text:p>0.8660638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9.168" calcext:value-type="float">
            <text:p>289.168</text:p>
          </table:table-cell>
          <table:table-cell office:value-type="float" office:value="285.323" calcext:value-type="float">
            <text:p>285.323</text:p>
          </table:table-cell>
          <table:table-cell table:formula="of:=[.AQ23]/(0.5*1000*(PI()*(0.45/2)^2)*[.AO23]^2)" office:value-type="float" office:value="0.896998831166595" calcext:value-type="float">
            <text:p>0.89699883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1.547" calcext:value-type="float">
            <text:p>281.547</text:p>
          </table:table-cell>
          <table:table-cell office:value-type="float" office:value="294.542" calcext:value-type="float">
            <text:p>294.542</text:p>
          </table:table-cell>
          <table:table-cell table:formula="of:=[.AV23]/(0.5*1000*(PI()*(0.45/2)^2)*[.AT23]^2)" office:value-type="float" office:value="0.925981535766381" calcext:value-type="float">
            <text:p>0.9259815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3.88" calcext:value-type="float">
            <text:p>273.88</text:p>
          </table:table-cell>
          <table:table-cell office:value-type="float" office:value="303.533" calcext:value-type="float">
            <text:p>303.533</text:p>
          </table:table-cell>
          <table:table-cell table:formula="of:=[.BA23]/(0.5*1000*(PI()*(0.45/2)^2)*[.AY23]^2)" office:value-type="float" office:value="0.954247453659502" calcext:value-type="float">
            <text:p>0.9542474537</text:p>
          </table:table-cell>
          <table:table-cell table:number-columns-repeated="213"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float" office:value="261.189" calcext:value-type="float">
            <text:p>261.189000</text:p>
          </table:table-cell>
          <table:table-cell table:style-name="ce3" office:value-type="float" office:value="179.32" calcext:value-type="float">
            <text:p>179.320000</text:p>
          </table:table-cell>
          <table:table-cell table:style-name="ce1" table:formula="of:=[.C24]/(0.5*1000*PI()*((0.45/2)^2)*([.A24]^2))" office:value-type="float" office:value="0.511334655047528" calcext:value-type="float">
            <text:p>0.511334655</text:p>
          </table:table-cell>
          <table:table-cell table:style-name="ce1"/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94.768" calcext:value-type="float">
            <text:p>294.768</text:p>
          </table:table-cell>
          <table:table-cell table:style-name="ce1" office:value-type="float" office:value="205.005" calcext:value-type="float">
            <text:p>205.005</text:p>
          </table:table-cell>
          <table:table-cell table:style-name="ce1" table:formula="of:=[.H24]/(0.5*1000*PI()*((0.45/2)^2)*([.F24]^2))" office:value-type="float" office:value="0.584575958945006" calcext:value-type="float">
            <text:p>0.584575958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20.207" calcext:value-type="float">
            <text:p>320.207</text:p>
          </table:table-cell>
          <table:table-cell office:value-type="float" office:value="228.794" calcext:value-type="float">
            <text:p>228.794</text:p>
          </table:table-cell>
          <table:table-cell table:formula="of:=[.M24]/(0.5*1000*(PI()*(0.45/2)^2)*[.K24]^2)" office:value-type="float" office:value="0.652410779985189" calcext:value-type="float">
            <text:p>0.6524107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33.522" calcext:value-type="float">
            <text:p>333.522</text:p>
          </table:table-cell>
          <table:table-cell office:value-type="float" office:value="246.277" calcext:value-type="float">
            <text:p>246.277</text:p>
          </table:table-cell>
          <table:table-cell table:formula="of:=[.R24]/(0.5*1000*(PI()*(0.45/2)^2)*[.P24]^2)" office:value-type="float" office:value="0.702263912787977" calcext:value-type="float">
            <text:p>0.702263912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42.038" calcext:value-type="float">
            <text:p>342.038</text:p>
          </table:table-cell>
          <table:table-cell office:value-type="float" office:value="262.651" calcext:value-type="float">
            <text:p>262.651</text:p>
          </table:table-cell>
          <table:table-cell table:formula="of:=[.W24]/(0.5*1000*(PI()*(0.45/2)^2)*[.U24]^2)" office:value-type="float" office:value="0.748954709362527" calcext:value-type="float">
            <text:p>0.748954709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46.083" calcext:value-type="float">
            <text:p>346.083</text:p>
          </table:table-cell>
          <table:table-cell office:value-type="float" office:value="277.602" calcext:value-type="float">
            <text:p>277.602</text:p>
          </table:table-cell>
          <table:table-cell table:formula="of:=[.AB24]/(0.5*1000*(PI()*(0.45/2)^2)*[.Z24]^2)" office:value-type="float" office:value="0.791587792273611" calcext:value-type="float">
            <text:p>0.791587792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45.999" calcext:value-type="float">
            <text:p>345.999</text:p>
          </table:table-cell>
          <table:table-cell office:value-type="float" office:value="291.292" calcext:value-type="float">
            <text:p>291.292</text:p>
          </table:table-cell>
          <table:table-cell table:formula="of:=[.AG24]/(0.5*1000*(PI()*(0.45/2)^2)*[.AE24]^2)" office:value-type="float" office:value="0.830625107841314" calcext:value-type="float">
            <text:p>0.830625107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41.953" calcext:value-type="float">
            <text:p>341.953</text:p>
          </table:table-cell>
          <table:table-cell office:value-type="float" office:value="303.72" calcext:value-type="float">
            <text:p>303.72</text:p>
          </table:table-cell>
          <table:table-cell table:formula="of:=[.AL24]/(0.5*1000*(PI()*(0.45/2)^2)*[.AJ24]^2)" office:value-type="float" office:value="0.866063804545144" calcext:value-type="float">
            <text:p>0.866063804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34.748" calcext:value-type="float">
            <text:p>334.748</text:p>
          </table:table-cell>
          <table:table-cell office:value-type="float" office:value="314.569" calcext:value-type="float">
            <text:p>314.569</text:p>
          </table:table-cell>
          <table:table-cell table:formula="of:=[.AQ24]/(0.5*1000*(PI()*(0.45/2)^2)*[.AO24]^2)" office:value-type="float" office:value="0.896999950388389" calcext:value-type="float">
            <text:p>0.896999950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25.925" calcext:value-type="float">
            <text:p>325.925</text:p>
          </table:table-cell>
          <table:table-cell office:value-type="float" office:value="324.733" calcext:value-type="float">
            <text:p>324.733</text:p>
          </table:table-cell>
          <table:table-cell table:formula="of:=[.AV24]/(0.5*1000*(PI()*(0.45/2)^2)*[.AT24]^2)" office:value-type="float" office:value="0.925982804693001" calcext:value-type="float">
            <text:p>0.925982804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17.051" calcext:value-type="float">
            <text:p>317.051</text:p>
          </table:table-cell>
          <table:table-cell office:value-type="float" office:value="334.645" calcext:value-type="float">
            <text:p>334.645</text:p>
          </table:table-cell>
          <table:table-cell table:formula="of:=[.BA24]/(0.5*1000*(PI()*(0.45/2)^2)*[.AY24]^2)" office:value-type="float" office:value="0.954247075833036" calcext:value-type="float">
            <text:p>0.9542470758</text:p>
          </table:table-cell>
          <table:table-cell table:number-columns-repeated="213"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3" office:value-type="float" office:value="300.307" calcext:value-type="float">
            <text:p>300.307000</text:p>
          </table:table-cell>
          <table:table-cell table:style-name="ce3" office:value-type="float" office:value="196.805" calcext:value-type="float">
            <text:p>196.805000</text:p>
          </table:table-cell>
          <table:table-cell table:style-name="ce1" table:formula="of:=[.C25]/(0.5*1000*PI()*((0.45/2)^2)*([.A25]^2))" office:value-type="float" office:value="0.511335391493937" calcext:value-type="float">
            <text:p>0.5113353915</text:p>
          </table:table-cell>
          <table:table-cell table:style-name="ce1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38.914" calcext:value-type="float">
            <text:p>338.914</text:p>
          </table:table-cell>
          <table:table-cell table:style-name="ce1" office:value-type="float" office:value="224.994" calcext:value-type="float">
            <text:p>224.994</text:p>
          </table:table-cell>
          <table:table-cell table:style-name="ce1" table:formula="of:=[.H25]/(0.5*1000*PI()*((0.45/2)^2)*([.F25]^2))" office:value-type="float" office:value="0.584575570101302" calcext:value-type="float">
            <text:p>0.584575570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68.164" calcext:value-type="float">
            <text:p>368.164</text:p>
          </table:table-cell>
          <table:table-cell office:value-type="float" office:value="251.103" calcext:value-type="float">
            <text:p>251.103</text:p>
          </table:table-cell>
          <table:table-cell table:formula="of:=[.M25]/(0.5*1000*(PI()*(0.45/2)^2)*[.K25]^2)" office:value-type="float" office:value="0.65241152821474" calcext:value-type="float">
            <text:p>0.652411528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83.473" calcext:value-type="float">
            <text:p>383.473</text:p>
          </table:table-cell>
          <table:table-cell office:value-type="float" office:value="270.291" calcext:value-type="float">
            <text:p>270.291</text:p>
          </table:table-cell>
          <table:table-cell table:formula="of:=[.R25]/(0.5*1000*(PI()*(0.45/2)^2)*[.P25]^2)" office:value-type="float" office:value="0.702265462271221" calcext:value-type="float">
            <text:p>0.702265462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93.264" calcext:value-type="float">
            <text:p>393.264</text:p>
          </table:table-cell>
          <table:table-cell office:value-type="float" office:value="288.262" calcext:value-type="float">
            <text:p>288.262</text:p>
          </table:table-cell>
          <table:table-cell table:formula="of:=[.W25]/(0.5*1000*(PI()*(0.45/2)^2)*[.U25]^2)" office:value-type="float" office:value="0.748957407702168" calcext:value-type="float">
            <text:p>0.748957407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97.916" calcext:value-type="float">
            <text:p>397.916</text:p>
          </table:table-cell>
          <table:table-cell office:value-type="float" office:value="304.67" calcext:value-type="float">
            <text:p>304.67</text:p>
          </table:table-cell>
          <table:table-cell table:formula="of:=[.AB25]/(0.5*1000*(PI()*(0.45/2)^2)*[.Z25]^2)" office:value-type="float" office:value="0.79158839321388" calcext:value-type="float">
            <text:p>0.791588393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97.819" calcext:value-type="float">
            <text:p>397.819</text:p>
          </table:table-cell>
          <table:table-cell office:value-type="float" office:value="319.695" calcext:value-type="float">
            <text:p>319.695</text:p>
          </table:table-cell>
          <table:table-cell table:formula="of:=[.AG25]/(0.5*1000*(PI()*(0.45/2)^2)*[.AE25]^2)" office:value-type="float" office:value="0.830626091733716" calcext:value-type="float">
            <text:p>0.830626091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93.166" calcext:value-type="float">
            <text:p>393.166</text:p>
          </table:table-cell>
          <table:table-cell office:value-type="float" office:value="333.334" calcext:value-type="float">
            <text:p>333.334</text:p>
          </table:table-cell>
          <table:table-cell table:formula="of:=[.AL25]/(0.5*1000*(PI()*(0.45/2)^2)*[.AJ25]^2)" office:value-type="float" office:value="0.866062708712888" calcext:value-type="float">
            <text:p>0.866062708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84.883" calcext:value-type="float">
            <text:p>384.883</text:p>
          </table:table-cell>
          <table:table-cell office:value-type="float" office:value="345.241" calcext:value-type="float">
            <text:p>345.241</text:p>
          </table:table-cell>
          <table:table-cell table:formula="of:=[.AQ25]/(0.5*1000*(PI()*(0.45/2)^2)*[.AO25]^2)" office:value-type="float" office:value="0.896999272857692" calcext:value-type="float">
            <text:p>0.896999272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74.739" calcext:value-type="float">
            <text:p>374.739</text:p>
          </table:table-cell>
          <table:table-cell office:value-type="float" office:value="356.396" calcext:value-type="float">
            <text:p>356.396</text:p>
          </table:table-cell>
          <table:table-cell table:formula="of:=[.AV25]/(0.5*1000*(PI()*(0.45/2)^2)*[.AT25]^2)" office:value-type="float" office:value="0.925982003439308" calcext:value-type="float">
            <text:p>0.925982003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64.535" calcext:value-type="float">
            <text:p>364.535</text:p>
          </table:table-cell>
          <table:table-cell office:value-type="float" office:value="367.275" calcext:value-type="float">
            <text:p>367.275</text:p>
          </table:table-cell>
          <table:table-cell table:formula="of:=[.BA25]/(0.5*1000*(PI()*(0.45/2)^2)*[.AY25]^2)" office:value-type="float" office:value="0.954247635532306" calcext:value-type="float">
            <text:p>0.9542476355</text:p>
          </table:table-cell>
          <table:table-cell table:number-columns-repeated="213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3" office:value-type="float" office:value="343.148" calcext:value-type="float">
            <text:p>343.148000</text:p>
          </table:table-cell>
          <table:table-cell table:style-name="ce3" office:value-type="float" office:value="215.103" calcext:value-type="float">
            <text:p>215.103000</text:p>
          </table:table-cell>
          <table:table-cell table:style-name="ce1" table:formula="of:=[.C26]/(0.5*1000*PI()*((0.45/2)^2)*([.A26]^2))" office:value-type="float" office:value="0.511335425874429" calcext:value-type="float">
            <text:p>0.5113354259</text:p>
          </table:table-cell>
          <table:table-cell table:style-name="ce1"/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87.262" calcext:value-type="float">
            <text:p>387.262</text:p>
          </table:table-cell>
          <table:table-cell table:style-name="ce1" office:value-type="float" office:value="245.913" calcext:value-type="float">
            <text:p>245.913</text:p>
          </table:table-cell>
          <table:table-cell table:style-name="ce1" table:formula="of:=[.H26]/(0.5*1000*PI()*((0.45/2)^2)*([.F26]^2))" office:value-type="float" office:value="0.584575894260231" calcext:value-type="float">
            <text:p>0.584575894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20.685" calcext:value-type="float">
            <text:p>420.685</text:p>
          </table:table-cell>
          <table:table-cell office:value-type="float" office:value="274.45" calcext:value-type="float">
            <text:p>274.45</text:p>
          </table:table-cell>
          <table:table-cell table:formula="of:=[.M26]/(0.5*1000*(PI()*(0.45/2)^2)*[.K26]^2)" office:value-type="float" office:value="0.652413065513903" calcext:value-type="float">
            <text:p>0.652413065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38.178" calcext:value-type="float">
            <text:p>438.178</text:p>
          </table:table-cell>
          <table:table-cell office:value-type="float" office:value="295.421" calcext:value-type="float">
            <text:p>295.421</text:p>
          </table:table-cell>
          <table:table-cell table:formula="of:=[.R26]/(0.5*1000*(PI()*(0.45/2)^2)*[.P26]^2)" office:value-type="float" office:value="0.70226460275891" calcext:value-type="float">
            <text:p>0.702264602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49.365" calcext:value-type="float">
            <text:p>449.365</text:p>
          </table:table-cell>
          <table:table-cell office:value-type="float" office:value="315.063" calcext:value-type="float">
            <text:p>315.063</text:p>
          </table:table-cell>
          <table:table-cell table:formula="of:=[.W26]/(0.5*1000*(PI()*(0.45/2)^2)*[.U26]^2)" office:value-type="float" office:value="0.748956887083282" calcext:value-type="float">
            <text:p>0.748956887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54.681" calcext:value-type="float">
            <text:p>454.681</text:p>
          </table:table-cell>
          <table:table-cell office:value-type="float" office:value="332.997" calcext:value-type="float">
            <text:p>332.997</text:p>
          </table:table-cell>
          <table:table-cell table:formula="of:=[.AB26]/(0.5*1000*(PI()*(0.45/2)^2)*[.Z26]^2)" office:value-type="float" office:value="0.791588972770753" calcext:value-type="float">
            <text:p>0.791588972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54.57" calcext:value-type="float">
            <text:p>454.57</text:p>
          </table:table-cell>
          <table:table-cell office:value-type="float" office:value="349.418" calcext:value-type="float">
            <text:p>349.418</text:p>
          </table:table-cell>
          <table:table-cell table:formula="of:=[.AG26]/(0.5*1000*(PI()*(0.45/2)^2)*[.AE26]^2)" office:value-type="float" office:value="0.830624407089587" calcext:value-type="float">
            <text:p>0.830624407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49.254" calcext:value-type="float">
            <text:p>449.254</text:p>
          </table:table-cell>
          <table:table-cell office:value-type="float" office:value="364.326" calcext:value-type="float">
            <text:p>364.326</text:p>
          </table:table-cell>
          <table:table-cell table:formula="of:=[.AL26]/(0.5*1000*(PI()*(0.45/2)^2)*[.AJ26]^2)" office:value-type="float" office:value="0.866063190039782" calcext:value-type="float">
            <text:p>0.8660631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39.789" calcext:value-type="float">
            <text:p>439.789</text:p>
          </table:table-cell>
          <table:table-cell office:value-type="float" office:value="377.34" calcext:value-type="float">
            <text:p>377.34</text:p>
          </table:table-cell>
          <table:table-cell table:formula="of:=[.AQ26]/(0.5*1000*(PI()*(0.45/2)^2)*[.AO26]^2)" office:value-type="float" office:value="0.896999621574116" calcext:value-type="float">
            <text:p>0.896999621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28.197" calcext:value-type="float">
            <text:p>428.197</text:p>
          </table:table-cell>
          <table:table-cell office:value-type="float" office:value="389.532" calcext:value-type="float">
            <text:p>389.532</text:p>
          </table:table-cell>
          <table:table-cell table:formula="of:=[.AV26]/(0.5*1000*(PI()*(0.45/2)^2)*[.AT26]^2)" office:value-type="float" office:value="0.925982023085304" calcext:value-type="float">
            <text:p>0.925982023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16.538" calcext:value-type="float">
            <text:p>416.538</text:p>
          </table:table-cell>
          <table:table-cell office:value-type="float" office:value="401.422" calcext:value-type="float">
            <text:p>401.422</text:p>
          </table:table-cell>
          <table:table-cell table:formula="of:=[.BA26]/(0.5*1000*(PI()*(0.45/2)^2)*[.AY26]^2)" office:value-type="float" office:value="0.954246520622051" calcext:value-type="float">
            <text:p>0.9542465206</text:p>
          </table:table-cell>
          <table:table-cell table:number-columns-repeated="213"/>
        </table:table-row>
        <table:table-row table:style-name="ro1">
          <table:table-cell table:style-name="ce1" office:value-type="float" office:value="2.4" calcext:value-type="float">
            <text:p>2.4</text:p>
          </table:table-cell>
          <table:table-cell table:style-name="ce3" office:value-type="float" office:value="389.88" calcext:value-type="float">
            <text:p>389.880000</text:p>
          </table:table-cell>
          <table:table-cell table:style-name="ce3" office:value-type="float" office:value="234.214" calcext:value-type="float">
            <text:p>234.214000</text:p>
          </table:table-cell>
          <table:table-cell table:style-name="ce1" table:formula="of:=[.C27]/(0.5*1000*PI()*((0.45/2)^2)*([.A27]^2))" office:value-type="float" office:value="0.511334922377575" calcext:value-type="float">
            <text:p>0.5113349224</text:p>
          </table:table-cell>
          <table:table-cell table:style-name="ce1"/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440.003" calcext:value-type="float">
            <text:p>440.003</text:p>
          </table:table-cell>
          <table:table-cell table:style-name="ce1" office:value-type="float" office:value="267.762" calcext:value-type="float">
            <text:p>267.762</text:p>
          </table:table-cell>
          <table:table-cell table:style-name="ce1" table:formula="of:=[.H27]/(0.5*1000*PI()*((0.45/2)^2)*([.F27]^2))" office:value-type="float" office:value="0.584576760935145" calcext:value-type="float">
            <text:p>0.584576760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77.977" calcext:value-type="float">
            <text:p>477.977</text:p>
          </table:table-cell>
          <table:table-cell office:value-type="float" office:value="298.834" calcext:value-type="float">
            <text:p>298.834</text:p>
          </table:table-cell>
          <table:table-cell table:formula="of:=[.M27]/(0.5*1000*(PI()*(0.45/2)^2)*[.K27]^2)" office:value-type="float" office:value="0.652413007735576" calcext:value-type="float">
            <text:p>0.652413007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97.852" calcext:value-type="float">
            <text:p>497.852</text:p>
          </table:table-cell>
          <table:table-cell office:value-type="float" office:value="321.669" calcext:value-type="float">
            <text:p>321.669</text:p>
          </table:table-cell>
          <table:table-cell table:formula="of:=[.R27]/(0.5*1000*(PI()*(0.45/2)^2)*[.P27]^2)" office:value-type="float" office:value="0.702266274203387" calcext:value-type="float">
            <text:p>0.702266274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0.564" calcext:value-type="float">
            <text:p>510.564</text:p>
          </table:table-cell>
          <table:table-cell office:value-type="float" office:value="343.055" calcext:value-type="float">
            <text:p>343.055</text:p>
          </table:table-cell>
          <table:table-cell table:formula="of:=[.W27]/(0.5*1000*(PI()*(0.45/2)^2)*[.U27]^2)" office:value-type="float" office:value="0.748956090567766" calcext:value-type="float">
            <text:p>0.748956090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6.603" calcext:value-type="float">
            <text:p>516.603</text:p>
          </table:table-cell>
          <table:table-cell office:value-type="float" office:value="362.583" calcext:value-type="float">
            <text:p>362.583</text:p>
          </table:table-cell>
          <table:table-cell table:formula="of:=[.AB27]/(0.5*1000*(PI()*(0.45/2)^2)*[.Z27]^2)" office:value-type="float" office:value="0.791589529918912" calcext:value-type="float">
            <text:p>0.791589529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6.477" calcext:value-type="float">
            <text:p>516.477</text:p>
          </table:table-cell>
          <table:table-cell office:value-type="float" office:value="380.463" calcext:value-type="float">
            <text:p>380.463</text:p>
          </table:table-cell>
          <table:table-cell table:formula="of:=[.AG27]/(0.5*1000*(PI()*(0.45/2)^2)*[.AE27]^2)" office:value-type="float" office:value="0.830625063286307" calcext:value-type="float">
            <text:p>0.830625063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0.437" calcext:value-type="float">
            <text:p>510.437</text:p>
          </table:table-cell>
          <table:table-cell office:value-type="float" office:value="396.695" calcext:value-type="float">
            <text:p>396.695</text:p>
          </table:table-cell>
          <table:table-cell table:formula="of:=[.AL27]/(0.5*1000*(PI()*(0.45/2)^2)*[.AJ27]^2)" office:value-type="float" office:value="0.866062690669951" calcext:value-type="float">
            <text:p>0.866062690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99.683" calcext:value-type="float">
            <text:p>499.683</text:p>
          </table:table-cell>
          <table:table-cell office:value-type="float" office:value="410.866" calcext:value-type="float">
            <text:p>410.866</text:p>
          </table:table-cell>
          <table:table-cell table:formula="of:=[.AQ27]/(0.5*1000*(PI()*(0.45/2)^2)*[.AO27]^2)" office:value-type="float" office:value="0.897000752378528" calcext:value-type="float">
            <text:p>0.897000752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86.513" calcext:value-type="float">
            <text:p>486.513</text:p>
          </table:table-cell>
          <table:table-cell office:value-type="float" office:value="424.141" calcext:value-type="float">
            <text:p>424.141</text:p>
          </table:table-cell>
          <table:table-cell table:formula="of:=[.AV27]/(0.5*1000*(PI()*(0.45/2)^2)*[.AT27]^2)" office:value-type="float" office:value="0.925982671027978" calcext:value-type="float">
            <text:p>0.92598267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73.266" calcext:value-type="float">
            <text:p>473.266</text:p>
          </table:table-cell>
          <table:table-cell office:value-type="float" office:value="437.087" calcext:value-type="float">
            <text:p>437.087</text:p>
          </table:table-cell>
          <table:table-cell table:formula="of:=[.BA27]/(0.5*1000*(PI()*(0.45/2)^2)*[.AY27]^2)" office:value-type="float" office:value="0.954246318397905" calcext:value-type="float">
            <text:p>0.9542463184</text:p>
          </table:table-cell>
          <table:table-cell table:number-columns-repeated="213"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table:style-name="ce3" office:value-type="float" office:value="440.674" calcext:value-type="float">
            <text:p>440.674000</text:p>
          </table:table-cell>
          <table:table-cell table:style-name="ce3" office:value-type="float" office:value="254.138" calcext:value-type="float">
            <text:p>254.138000</text:p>
          </table:table-cell>
          <table:table-cell table:style-name="ce1" table:formula="of:=[.C28]/(0.5*1000*PI()*((0.45/2)^2)*([.A28]^2))" office:value-type="float" office:value="0.511334007182072" calcext:value-type="float">
            <text:p>0.5113340072</text:p>
          </table:table-cell>
          <table:table-cell table:style-name="ce1"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97.327" calcext:value-type="float">
            <text:p>497.327</text:p>
          </table:table-cell>
          <table:table-cell table:style-name="ce1" office:value-type="float" office:value="290.54" calcext:value-type="float">
            <text:p>290.54</text:p>
          </table:table-cell>
          <table:table-cell table:style-name="ce1" table:formula="of:=[.H28]/(0.5*1000*PI()*((0.45/2)^2)*([.F28]^2))" office:value-type="float" office:value="0.584576027381498" calcext:value-type="float">
            <text:p>0.584576027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40.248" calcext:value-type="float">
            <text:p>540.248</text:p>
          </table:table-cell>
          <table:table-cell office:value-type="float" office:value="324.255" calcext:value-type="float">
            <text:p>324.255</text:p>
          </table:table-cell>
          <table:table-cell table:formula="of:=[.M28]/(0.5*1000*(PI()*(0.45/2)^2)*[.K28]^2)" office:value-type="float" office:value="0.652411715283911" calcext:value-type="float">
            <text:p>0.652411715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62.713" calcext:value-type="float">
            <text:p>562.713</text:p>
          </table:table-cell>
          <table:table-cell office:value-type="float" office:value="349.033" calcext:value-type="float">
            <text:p>349.033</text:p>
          </table:table-cell>
          <table:table-cell table:formula="of:=[.R28]/(0.5*1000*(PI()*(0.45/2)^2)*[.P28]^2)" office:value-type="float" office:value="0.702265865509212" calcext:value-type="float">
            <text:p>0.702265865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77.08" calcext:value-type="float">
            <text:p>577.08</text:p>
          </table:table-cell>
          <table:table-cell office:value-type="float" office:value="372.238" calcext:value-type="float">
            <text:p>372.238</text:p>
          </table:table-cell>
          <table:table-cell table:formula="of:=[.W28]/(0.5*1000*(PI()*(0.45/2)^2)*[.U28]^2)" office:value-type="float" office:value="0.748955088044448" calcext:value-type="float">
            <text:p>0.74895508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3.906" calcext:value-type="float">
            <text:p>583.906</text:p>
          </table:table-cell>
          <table:table-cell office:value-type="float" office:value="393.427" calcext:value-type="float">
            <text:p>393.427</text:p>
          </table:table-cell>
          <table:table-cell table:formula="of:=[.AB28]/(0.5*1000*(PI()*(0.45/2)^2)*[.Z28]^2)" office:value-type="float" office:value="0.79158805233228" calcext:value-type="float">
            <text:p>0.791588052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83.764" calcext:value-type="float">
            <text:p>583.764</text:p>
          </table:table-cell>
          <table:table-cell office:value-type="float" office:value="412.829" calcext:value-type="float">
            <text:p>412.829</text:p>
          </table:table-cell>
          <table:table-cell table:formula="of:=[.AG28]/(0.5*1000*(PI()*(0.45/2)^2)*[.AE28]^2)" office:value-type="float" office:value="0.830625513897833" calcext:value-type="float">
            <text:p>0.830625513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76.937" calcext:value-type="float">
            <text:p>576.937</text:p>
          </table:table-cell>
          <table:table-cell office:value-type="float" office:value="430.442" calcext:value-type="float">
            <text:p>430.442</text:p>
          </table:table-cell>
          <table:table-cell table:formula="of:=[.AL28]/(0.5*1000*(PI()*(0.45/2)^2)*[.AJ28]^2)" office:value-type="float" office:value="0.866063448675386" calcext:value-type="float">
            <text:p>0.866063448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64.782" calcext:value-type="float">
            <text:p>564.782</text:p>
          </table:table-cell>
          <table:table-cell office:value-type="float" office:value="445.818" calcext:value-type="float">
            <text:p>445.818</text:p>
          </table:table-cell>
          <table:table-cell table:formula="of:=[.AQ28]/(0.5*1000*(PI()*(0.45/2)^2)*[.AO28]^2)" office:value-type="float" office:value="0.897000465943294" calcext:value-type="float">
            <text:p>0.897000465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49.896" calcext:value-type="float">
            <text:p>549.896</text:p>
          </table:table-cell>
          <table:table-cell office:value-type="float" office:value="460.223" calcext:value-type="float">
            <text:p>460.223</text:p>
          </table:table-cell>
          <table:table-cell table:formula="of:=[.AV28]/(0.5*1000*(PI()*(0.45/2)^2)*[.AT28]^2)" office:value-type="float" office:value="0.925983799303349" calcext:value-type="float">
            <text:p>0.925983799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34.923" calcext:value-type="float">
            <text:p>534.923</text:p>
          </table:table-cell>
          <table:table-cell office:value-type="float" office:value="474.27" calcext:value-type="float">
            <text:p>474.27</text:p>
          </table:table-cell>
          <table:table-cell table:formula="of:=[.BA28]/(0.5*1000*(PI()*(0.45/2)^2)*[.AY28]^2)" office:value-type="float" office:value="0.954246824899232" calcext:value-type="float">
            <text:p>0.9542468249</text:p>
          </table:table-cell>
          <table:table-cell table:number-columns-repeated="213"/>
        </table:table-row>
        <table:table-row table:style-name="ro1">
          <table:table-cell table:style-name="ce1" office:value-type="float" office:value="2.6" calcext:value-type="float">
            <text:p>2.6</text:p>
          </table:table-cell>
          <table:table-cell table:style-name="ce3" office:value-type="float" office:value="495.698" calcext:value-type="float">
            <text:p>495.698000</text:p>
          </table:table-cell>
          <table:table-cell table:style-name="ce3" office:value-type="float" office:value="274.876" calcext:value-type="float">
            <text:p>274.876000</text:p>
          </table:table-cell>
          <table:table-cell table:style-name="ce1" table:formula="of:=[.C29]/(0.5*1000*PI()*((0.45/2)^2)*([.A29]^2))" office:value-type="float" office:value="0.511334638174626" calcext:value-type="float">
            <text:p>0.5113346382</text:p>
          </table:table-cell>
          <table:table-cell table:style-name="ce1"/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59.425" calcext:value-type="float">
            <text:p>559.425</text:p>
          </table:table-cell>
          <table:table-cell table:style-name="ce1" office:value-type="float" office:value="314.248" calcext:value-type="float">
            <text:p>314.248</text:p>
          </table:table-cell>
          <table:table-cell table:style-name="ce1" table:formula="of:=[.H29]/(0.5*1000*PI()*((0.45/2)^2)*([.F29]^2))" office:value-type="float" office:value="0.584575908326299" calcext:value-type="float">
            <text:p>0.584575908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7.706" calcext:value-type="float">
            <text:p>607.706</text:p>
          </table:table-cell>
          <table:table-cell office:value-type="float" office:value="350.714" calcext:value-type="float">
            <text:p>350.714</text:p>
          </table:table-cell>
          <table:table-cell table:formula="of:=[.M29]/(0.5*1000*(PI()*(0.45/2)^2)*[.K29]^2)" office:value-type="float" office:value="0.652411328354515" calcext:value-type="float">
            <text:p>0.652411328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32.975" calcext:value-type="float">
            <text:p>632.975</text:p>
          </table:table-cell>
          <table:table-cell office:value-type="float" office:value="377.514" calcext:value-type="float">
            <text:p>377.514</text:p>
          </table:table-cell>
          <table:table-cell table:formula="of:=[.R29]/(0.5*1000*(PI()*(0.45/2)^2)*[.P29]^2)" office:value-type="float" office:value="0.702265692879173" calcext:value-type="float">
            <text:p>0.702265692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9.137" calcext:value-type="float">
            <text:p>649.137</text:p>
          </table:table-cell>
          <table:table-cell office:value-type="float" office:value="402.613" calcext:value-type="float">
            <text:p>402.613</text:p>
          </table:table-cell>
          <table:table-cell table:formula="of:=[.W29]/(0.5*1000*(PI()*(0.45/2)^2)*[.U29]^2)" office:value-type="float" office:value="0.748955793446502" calcext:value-type="float">
            <text:p>0.748955793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56.815" calcext:value-type="float">
            <text:p>656.815</text:p>
          </table:table-cell>
          <table:table-cell office:value-type="float" office:value="425.531" calcext:value-type="float">
            <text:p>425.531</text:p>
          </table:table-cell>
          <table:table-cell table:formula="of:=[.AB29]/(0.5*1000*(PI()*(0.45/2)^2)*[.Z29]^2)" office:value-type="float" office:value="0.791588716065013" calcext:value-type="float">
            <text:p>0.791588716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56.655" calcext:value-type="float">
            <text:p>656.655</text:p>
          </table:table-cell>
          <table:table-cell office:value-type="float" office:value="446.516" calcext:value-type="float">
            <text:p>446.516</text:p>
          </table:table-cell>
          <table:table-cell table:formula="of:=[.AG29]/(0.5*1000*(PI()*(0.45/2)^2)*[.AE29]^2)" office:value-type="float" office:value="0.83062579963031" calcext:value-type="float">
            <text:p>0.830625799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48.975" calcext:value-type="float">
            <text:p>648.975</text:p>
          </table:table-cell>
          <table:table-cell office:value-type="float" office:value="465.566" calcext:value-type="float">
            <text:p>465.566</text:p>
          </table:table-cell>
          <table:table-cell table:formula="of:=[.AL29]/(0.5*1000*(PI()*(0.45/2)^2)*[.AJ29]^2)" office:value-type="float" office:value="0.866063323667427" calcext:value-type="float">
            <text:p>0.8660633237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35.303" calcext:value-type="float">
            <text:p>635.303</text:p>
          </table:table-cell>
          <table:table-cell office:value-type="float" office:value="482.197" calcext:value-type="float">
            <text:p>482.197</text:p>
          </table:table-cell>
          <table:table-cell table:formula="of:=[.AQ29]/(0.5*1000*(PI()*(0.45/2)^2)*[.AO29]^2)" office:value-type="float" office:value="0.89700093323495" calcext:value-type="float">
            <text:p>0.897000933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18.558" calcext:value-type="float">
            <text:p>618.558</text:p>
          </table:table-cell>
          <table:table-cell office:value-type="float" office:value="497.777" calcext:value-type="float">
            <text:p>497.777</text:p>
          </table:table-cell>
          <table:table-cell table:formula="of:=[.AV29]/(0.5*1000*(PI()*(0.45/2)^2)*[.AT29]^2)" office:value-type="float" office:value="0.925983433208613" calcext:value-type="float">
            <text:p>0.925983433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601.715" calcext:value-type="float">
            <text:p>601.715</text:p>
          </table:table-cell>
          <table:table-cell office:value-type="float" office:value="512.97" calcext:value-type="float">
            <text:p>512.97</text:p>
          </table:table-cell>
          <table:table-cell table:formula="of:=[.BA29]/(0.5*1000*(PI()*(0.45/2)^2)*[.AY29]^2)" office:value-type="float" office:value="0.95424602127664" calcext:value-type="float">
            <text:p>0.9542460213</text:p>
          </table:table-cell>
          <table:table-cell table:number-columns-repeated="213"/>
        </table:table-row>
        <table:table-row table:style-name="ro1">
          <table:table-cell table:style-name="ce1" office:value-type="float" office:value="2.7" calcext:value-type="float">
            <text:p>2.7</text:p>
          </table:table-cell>
          <table:table-cell table:style-name="ce3" office:value-type="float" office:value="555.122" calcext:value-type="float">
            <text:p>555.122000</text:p>
          </table:table-cell>
          <table:table-cell table:style-name="ce3" office:value-type="float" office:value="296.427" calcext:value-type="float">
            <text:p>296.427000</text:p>
          </table:table-cell>
          <table:table-cell table:style-name="ce1" table:formula="of:=[.C30]/(0.5*1000*PI()*((0.45/2)^2)*([.A30]^2))" office:value-type="float" office:value="0.511334760659398" calcext:value-type="float">
            <text:p>0.5113347607</text:p>
          </table:table-cell>
          <table:table-cell table:style-name="ce1"/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626.489" calcext:value-type="float">
            <text:p>626.489</text:p>
          </table:table-cell>
          <table:table-cell table:style-name="ce1" office:value-type="float" office:value="338.886" calcext:value-type="float">
            <text:p>338.886</text:p>
          </table:table-cell>
          <table:table-cell table:style-name="ce1" table:formula="of:=[.H30]/(0.5*1000*PI()*((0.45/2)^2)*([.F30]^2))" office:value-type="float" office:value="0.584576275780617" calcext:value-type="float">
            <text:p>0.584576275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80.557" calcext:value-type="float">
            <text:p>680.557</text:p>
          </table:table-cell>
          <table:table-cell office:value-type="float" office:value="378.211" calcext:value-type="float">
            <text:p>378.211</text:p>
          </table:table-cell>
          <table:table-cell table:formula="of:=[.M30]/(0.5*1000*(PI()*(0.45/2)^2)*[.K30]^2)" office:value-type="float" office:value="0.652411660084107" calcext:value-type="float">
            <text:p>0.65241166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08.856" calcext:value-type="float">
            <text:p>708.856</text:p>
          </table:table-cell>
          <table:table-cell office:value-type="float" office:value="407.112" calcext:value-type="float">
            <text:p>407.112</text:p>
          </table:table-cell>
          <table:table-cell table:formula="of:=[.R30]/(0.5*1000*(PI()*(0.45/2)^2)*[.P30]^2)" office:value-type="float" office:value="0.70226570818977" calcext:value-type="float">
            <text:p>0.702265708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6.955" calcext:value-type="float">
            <text:p>726.955</text:p>
          </table:table-cell>
          <table:table-cell office:value-type="float" office:value="434.179" calcext:value-type="float">
            <text:p>434.179</text:p>
          </table:table-cell>
          <table:table-cell table:formula="of:=[.W30]/(0.5*1000*(PI()*(0.45/2)^2)*[.U30]^2)" office:value-type="float" office:value="0.748956117520795" calcext:value-type="float">
            <text:p>0.748956117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5.553" calcext:value-type="float">
            <text:p>735.553</text:p>
          </table:table-cell>
          <table:table-cell office:value-type="float" office:value="458.894" calcext:value-type="float">
            <text:p>458.894</text:p>
          </table:table-cell>
          <table:table-cell table:formula="of:=[.AB30]/(0.5*1000*(PI()*(0.45/2)^2)*[.Z30]^2)" office:value-type="float" office:value="0.791589341247706" calcext:value-type="float">
            <text:p>0.791589341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35.374" calcext:value-type="float">
            <text:p>735.374</text:p>
          </table:table-cell>
          <table:table-cell office:value-type="float" office:value="481.523" calcext:value-type="float">
            <text:p>481.523</text:p>
          </table:table-cell>
          <table:table-cell table:formula="of:=[.AG30]/(0.5*1000*(PI()*(0.45/2)^2)*[.AE30]^2)" office:value-type="float" office:value="0.830624227742397" calcext:value-type="float">
            <text:p>0.830624227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26.774" calcext:value-type="float">
            <text:p>726.774</text:p>
          </table:table-cell>
          <table:table-cell office:value-type="float" office:value="502.068" calcext:value-type="float">
            <text:p>502.068</text:p>
          </table:table-cell>
          <table:table-cell table:formula="of:=[.AL30]/(0.5*1000*(PI()*(0.45/2)^2)*[.AJ30]^2)" office:value-type="float" office:value="0.866064226992624" calcext:value-type="float">
            <text:p>0.86606422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711.462" calcext:value-type="float">
            <text:p>711.462</text:p>
          </table:table-cell>
          <table:table-cell office:value-type="float" office:value="520.002" calcext:value-type="float">
            <text:p>520.002</text:p>
          </table:table-cell>
          <table:table-cell table:formula="of:=[.AQ30]/(0.5*1000*(PI()*(0.45/2)^2)*[.AO30]^2)" office:value-type="float" office:value="0.897000267223999" calcext:value-type="float">
            <text:p>0.897000267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92.71" calcext:value-type="float">
            <text:p>692.71</text:p>
          </table:table-cell>
          <table:table-cell office:value-type="float" office:value="536.804" calcext:value-type="float">
            <text:p>536.804</text:p>
          </table:table-cell>
          <table:table-cell table:formula="of:=[.AV30]/(0.5*1000*(PI()*(0.45/2)^2)*[.AT30]^2)" office:value-type="float" office:value="0.925983614384005" calcext:value-type="float">
            <text:p>0.925983614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673.849" calcext:value-type="float">
            <text:p>673.849</text:p>
          </table:table-cell>
          <table:table-cell office:value-type="float" office:value="553.189" calcext:value-type="float">
            <text:p>553.189</text:p>
          </table:table-cell>
          <table:table-cell table:formula="of:=[.BA30]/(0.5*1000*(PI()*(0.45/2)^2)*[.AY30]^2)" office:value-type="float" office:value="0.954247639096344" calcext:value-type="float">
            <text:p>0.9542476391</text:p>
          </table:table-cell>
          <table:table-cell table:number-columns-repeated="213"/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table:style-name="ce3" office:value-type="float" office:value="619.115" calcext:value-type="float">
            <text:p>619.115000</text:p>
          </table:table-cell>
          <table:table-cell table:style-name="ce3" office:value-type="float" office:value="318.791" calcext:value-type="float">
            <text:p>318.791000</text:p>
          </table:table-cell>
          <table:table-cell table:style-name="ce1" table:formula="of:=[.C31]/(0.5*1000*PI()*((0.45/2)^2)*([.A31]^2))" office:value-type="float" office:value="0.511334476827497" calcext:value-type="float">
            <text:p>0.5113344768</text:p>
          </table:table-cell>
          <table:table-cell table:style-name="ce1"/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98.708" calcext:value-type="float">
            <text:p>698.708</text:p>
          </table:table-cell>
          <table:table-cell table:style-name="ce1" office:value-type="float" office:value="364.453" calcext:value-type="float">
            <text:p>364.453</text:p>
          </table:table-cell>
          <table:table-cell table:style-name="ce1" table:formula="of:=[.H31]/(0.5*1000*PI()*((0.45/2)^2)*([.F31]^2))" office:value-type="float" office:value="0.584575424284914" calcext:value-type="float">
            <text:p>0.584575424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9.01" calcext:value-type="float">
            <text:p>759.01</text:p>
          </table:table-cell>
          <table:table-cell office:value-type="float" office:value="406.746" calcext:value-type="float">
            <text:p>406.746</text:p>
          </table:table-cell>
          <table:table-cell table:formula="of:=[.M31]/(0.5*1000*(PI()*(0.45/2)^2)*[.K31]^2)" office:value-type="float" office:value="0.652412562185498" calcext:value-type="float">
            <text:p>0.652412562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0.571" calcext:value-type="float">
            <text:p>790.571</text:p>
          </table:table-cell>
          <table:table-cell office:value-type="float" office:value="437.827" calcext:value-type="float">
            <text:p>437.827</text:p>
          </table:table-cell>
          <table:table-cell table:formula="of:=[.R31]/(0.5*1000*(PI()*(0.45/2)^2)*[.P31]^2)" office:value-type="float" office:value="0.702265873208317" calcext:value-type="float">
            <text:p>0.702265873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10.756" calcext:value-type="float">
            <text:p>810.756</text:p>
          </table:table-cell>
          <table:table-cell office:value-type="float" office:value="466.936" calcext:value-type="float">
            <text:p>466.936</text:p>
          </table:table-cell>
          <table:table-cell table:formula="of:=[.W31]/(0.5*1000*(PI()*(0.45/2)^2)*[.U31]^2)" office:value-type="float" office:value="0.748956135122774" calcext:value-type="float">
            <text:p>0.748956135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20.346" calcext:value-type="float">
            <text:p>820.346</text:p>
          </table:table-cell>
          <table:table-cell office:value-type="float" office:value="493.515" calcext:value-type="float">
            <text:p>493.515</text:p>
          </table:table-cell>
          <table:table-cell table:formula="of:=[.AB31]/(0.5*1000*(PI()*(0.45/2)^2)*[.Z31]^2)" office:value-type="float" office:value="0.791588326933703" calcext:value-type="float">
            <text:p>0.791588326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20.146" calcext:value-type="float">
            <text:p>820.146</text:p>
          </table:table-cell>
          <table:table-cell office:value-type="float" office:value="517.852" calcext:value-type="float">
            <text:p>517.852</text:p>
          </table:table-cell>
          <table:table-cell table:formula="of:=[.AG31]/(0.5*1000*(PI()*(0.45/2)^2)*[.AE31]^2)" office:value-type="float" office:value="0.830624394961191" calcext:value-type="float">
            <text:p>0.8306243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810.554" calcext:value-type="float">
            <text:p>810.554</text:p>
          </table:table-cell>
          <table:table-cell office:value-type="float" office:value="539.946" calcext:value-type="float">
            <text:p>539.946</text:p>
          </table:table-cell>
          <table:table-cell table:formula="of:=[.AL31]/(0.5*1000*(PI()*(0.45/2)^2)*[.AJ31]^2)" office:value-type="float" office:value="0.866062735224959" calcext:value-type="float">
            <text:p>0.866062735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93.478" calcext:value-type="float">
            <text:p>793.478</text:p>
          </table:table-cell>
          <table:table-cell office:value-type="float" office:value="559.234" calcext:value-type="float">
            <text:p>559.234</text:p>
          </table:table-cell>
          <table:table-cell table:formula="of:=[.AQ31]/(0.5*1000*(PI()*(0.45/2)^2)*[.AO31]^2)" office:value-type="float" office:value="0.897000306828451" calcext:value-type="float">
            <text:p>0.897000306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72.564" calcext:value-type="float">
            <text:p>772.564</text:p>
          </table:table-cell>
          <table:table-cell office:value-type="float" office:value="577.303" calcext:value-type="float">
            <text:p>577.303</text:p>
          </table:table-cell>
          <table:table-cell table:formula="of:=[.AV31]/(0.5*1000*(PI()*(0.45/2)^2)*[.AT31]^2)" office:value-type="float" office:value="0.92598262647297" calcext:value-type="float">
            <text:p>0.925982626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751.528" calcext:value-type="float">
            <text:p>751.528</text:p>
          </table:table-cell>
          <table:table-cell office:value-type="float" office:value="594.924" calcext:value-type="float">
            <text:p>594.924</text:p>
          </table:table-cell>
          <table:table-cell table:formula="of:=[.BA31]/(0.5*1000*(PI()*(0.45/2)^2)*[.AY31]^2)" office:value-type="float" office:value="0.954246362952913" calcext:value-type="float">
            <text:p>0.954246363</text:p>
          </table:table-cell>
          <table:table-cell table:number-columns-repeated="213"/>
        </table:table-row>
        <table:table-row table:style-name="ro1">
          <table:table-cell table:style-name="ce1" office:value-type="float" office:value="2.9" calcext:value-type="float">
            <text:p>2.9</text:p>
          </table:table-cell>
          <table:table-cell table:style-name="ce3" office:value-type="float" office:value="687.847" calcext:value-type="float">
            <text:p>687.847000</text:p>
          </table:table-cell>
          <table:table-cell table:style-name="ce3" office:value-type="float" office:value="341.969" calcext:value-type="float">
            <text:p>341.969000</text:p>
          </table:table-cell>
          <table:table-cell table:style-name="ce1" table:formula="of:=[.C32]/(0.5*1000*PI()*((0.45/2)^2)*([.A32]^2))" office:value-type="float" office:value="0.511335363689363" calcext:value-type="float">
            <text:p>0.5113353637</text:p>
          </table:table-cell>
          <table:table-cell table:style-name="ce1"/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776.275" calcext:value-type="float">
            <text:p>776.275</text:p>
          </table:table-cell>
          <table:table-cell table:style-name="ce1" office:value-type="float" office:value="390.95" calcext:value-type="float">
            <text:p>390.95</text:p>
          </table:table-cell>
          <table:table-cell table:style-name="ce1" table:formula="of:=[.H32]/(0.5*1000*PI()*((0.45/2)^2)*([.F32]^2))" office:value-type="float" office:value="0.584575094334155" calcext:value-type="float">
            <text:p>0.584575094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43.271" calcext:value-type="float">
            <text:p>843.271</text:p>
          </table:table-cell>
          <table:table-cell office:value-type="float" office:value="436.318" calcext:value-type="float">
            <text:p>436.318</text:p>
          </table:table-cell>
          <table:table-cell table:formula="of:=[.M32]/(0.5*1000*(PI()*(0.45/2)^2)*[.K32]^2)" office:value-type="float" office:value="0.652412421050491" calcext:value-type="float">
            <text:p>0.652412421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78.336" calcext:value-type="float">
            <text:p>878.336</text:p>
          </table:table-cell>
          <table:table-cell office:value-type="float" office:value="469.658" calcext:value-type="float">
            <text:p>469.658</text:p>
          </table:table-cell>
          <table:table-cell table:formula="of:=[.R32]/(0.5*1000*(PI()*(0.45/2)^2)*[.P32]^2)" office:value-type="float" office:value="0.702264662117382" calcext:value-type="float">
            <text:p>0.702264662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900.763" calcext:value-type="float">
            <text:p>900.763</text:p>
          </table:table-cell>
          <table:table-cell office:value-type="float" office:value="500.884" calcext:value-type="float">
            <text:p>500.884</text:p>
          </table:table-cell>
          <table:table-cell table:formula="of:=[.W32]/(0.5*1000*(PI()*(0.45/2)^2)*[.U32]^2)" office:value-type="float" office:value="0.748955906255196" calcext:value-type="float">
            <text:p>0.748955906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911.417" calcext:value-type="float">
            <text:p>911.417</text:p>
          </table:table-cell>
          <table:table-cell office:value-type="float" office:value="529.396" calcext:value-type="float">
            <text:p>529.396</text:p>
          </table:table-cell>
          <table:table-cell table:formula="of:=[.AB32]/(0.5*1000*(PI()*(0.45/2)^2)*[.Z32]^2)" office:value-type="float" office:value="0.79158899255691" calcext:value-type="float">
            <text:p>0.791588992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911.195" calcext:value-type="float">
            <text:p>911.195</text:p>
          </table:table-cell>
          <table:table-cell office:value-type="float" office:value="555.502" calcext:value-type="float">
            <text:p>555.502</text:p>
          </table:table-cell>
          <table:table-cell table:formula="of:=[.AG32]/(0.5*1000*(PI()*(0.45/2)^2)*[.AE32]^2)" office:value-type="float" office:value="0.830624463621465" calcext:value-type="float">
            <text:p>0.830624463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900.538" calcext:value-type="float">
            <text:p>900.538</text:p>
          </table:table-cell>
          <table:table-cell office:value-type="float" office:value="579.203" calcext:value-type="float">
            <text:p>579.203</text:p>
          </table:table-cell>
          <table:table-cell table:formula="of:=[.AL32]/(0.5*1000*(PI()*(0.45/2)^2)*[.AJ32]^2)" office:value-type="float" office:value="0.866063814717036" calcext:value-type="float">
            <text:p>0.866063814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81.566" calcext:value-type="float">
            <text:p>881.566</text:p>
          </table:table-cell>
          <table:table-cell office:value-type="float" office:value="599.893" calcext:value-type="float">
            <text:p>599.893</text:p>
          </table:table-cell>
          <table:table-cell table:formula="of:=[.AQ32]/(0.5*1000*(PI()*(0.45/2)^2)*[.AO32]^2)" office:value-type="float" office:value="0.897000913327533" calcext:value-type="float">
            <text:p>0.897000913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58.33" calcext:value-type="float">
            <text:p>858.33</text:p>
          </table:table-cell>
          <table:table-cell office:value-type="float" office:value="619.276" calcext:value-type="float">
            <text:p>619.276</text:p>
          </table:table-cell>
          <table:table-cell table:formula="of:=[.AV32]/(0.5*1000*(PI()*(0.45/2)^2)*[.AT32]^2)" office:value-type="float" office:value="0.925983696428898" calcext:value-type="float">
            <text:p>0.925983696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834.959" calcext:value-type="float">
            <text:p>834.959</text:p>
          </table:table-cell>
          <table:table-cell office:value-type="float" office:value="638.178" calcext:value-type="float">
            <text:p>638.178</text:p>
          </table:table-cell>
          <table:table-cell table:formula="of:=[.BA32]/(0.5*1000*(PI()*(0.45/2)^2)*[.AY32]^2)" office:value-type="float" office:value="0.954247255536468" calcext:value-type="float">
            <text:p>0.9542472555</text:p>
          </table:table-cell>
          <table:table-cell table:number-columns-repeated="2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761.485" calcext:value-type="float">
            <text:p>761.485000</text:p>
          </table:table-cell>
          <table:table-cell table:style-name="ce3" office:value-type="float" office:value="365.959" calcext:value-type="float">
            <text:p>365.959000</text:p>
          </table:table-cell>
          <table:table-cell table:style-name="ce1" table:formula="of:=[.C33]/(0.5*1000*PI()*((0.45/2)^2)*([.A33]^2))" office:value-type="float" office:value="0.511334398410684" calcext:value-type="float">
            <text:p>0.51133439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59.38" calcext:value-type="float">
            <text:p>859.38</text:p>
          </table:table-cell>
          <table:table-cell table:style-name="ce1" office:value-type="float" office:value="418.377" calcext:value-type="float">
            <text:p>418.377</text:p>
          </table:table-cell>
          <table:table-cell table:style-name="ce1" table:formula="of:=[.H33]/(0.5*1000*PI()*((0.45/2)^2)*([.F33]^2))" office:value-type="float" office:value="0.584575189034473" calcext:value-type="float">
            <text:p>0.584575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3.549" calcext:value-type="float">
            <text:p>933.549</text:p>
          </table:table-cell>
          <table:table-cell office:value-type="float" office:value="466.927" calcext:value-type="float">
            <text:p>466.927</text:p>
          </table:table-cell>
          <table:table-cell table:formula="of:=[.M33]/(0.5*1000*(PI()*(0.45/2)^2)*[.K33]^2)" office:value-type="float" office:value="0.652411435834903" calcext:value-type="float">
            <text:p>0.65241143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2.368" calcext:value-type="float">
            <text:p>972.368</text:p>
          </table:table-cell>
          <table:table-cell office:value-type="float" office:value="502.607" calcext:value-type="float">
            <text:p>502.607</text:p>
          </table:table-cell>
          <table:table-cell table:formula="of:=[.R33]/(0.5*1000*(PI()*(0.45/2)^2)*[.P33]^2)" office:value-type="float" office:value="0.70226513894179" calcext:value-type="float">
            <text:p>0.70226513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7.195" calcext:value-type="float">
            <text:p>997.195</text:p>
          </table:table-cell>
          <table:table-cell office:value-type="float" office:value="536.023" calcext:value-type="float">
            <text:p>536.023</text:p>
          </table:table-cell>
          <table:table-cell table:formula="of:=[.W33]/(0.5*1000*(PI()*(0.45/2)^2)*[.U33]^2)" office:value-type="float" office:value="0.74895547927306" calcext:value-type="float">
            <text:p>0.74895547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8.989" calcext:value-type="float">
            <text:p>1008.989</text:p>
          </table:table-cell>
          <table:table-cell office:value-type="float" office:value="566.536" calcext:value-type="float">
            <text:p>566.536</text:p>
          </table:table-cell>
          <table:table-cell table:formula="of:=[.AB33]/(0.5*1000*(PI()*(0.45/2)^2)*[.Z33]^2)" office:value-type="float" office:value="0.791589617246727" calcext:value-type="float">
            <text:p>0.79158961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8.744" calcext:value-type="float">
            <text:p>1008.744</text:p>
          </table:table-cell>
          <table:table-cell office:value-type="float" office:value="594.473" calcext:value-type="float">
            <text:p>594.473</text:p>
          </table:table-cell>
          <table:table-cell table:formula="of:=[.AG33]/(0.5*1000*(PI()*(0.45/2)^2)*[.AE33]^2)" office:value-type="float" office:value="0.830624451991601" calcext:value-type="float">
            <text:p>0.8306244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6.946" calcext:value-type="float">
            <text:p>996.946</text:p>
          </table:table-cell>
          <table:table-cell office:value-type="float" office:value="619.836" calcext:value-type="float">
            <text:p>619.836</text:p>
          </table:table-cell>
          <table:table-cell table:formula="of:=[.AL33]/(0.5*1000*(PI()*(0.45/2)^2)*[.AJ33]^2)" office:value-type="float" office:value="0.866062777997766" calcext:value-type="float">
            <text:p>0.866062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5.943" calcext:value-type="float">
            <text:p>975.943</text:p>
          </table:table-cell>
          <table:table-cell office:value-type="float" office:value="641.978" calcext:value-type="float">
            <text:p>641.978</text:p>
          </table:table-cell>
          <table:table-cell table:formula="of:=[.AQ33]/(0.5*1000*(PI()*(0.45/2)^2)*[.AO33]^2)" office:value-type="float" office:value="0.897000577722897" calcext:value-type="float">
            <text:p>0.89700057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50.22" calcext:value-type="float">
            <text:p>950.22</text:p>
          </table:table-cell>
          <table:table-cell office:value-type="float" office:value="662.72" calcext:value-type="float">
            <text:p>662.72</text:p>
          </table:table-cell>
          <table:table-cell table:formula="of:=[.AV33]/(0.5*1000*(PI()*(0.45/2)^2)*[.AT33]^2)" office:value-type="float" office:value="0.925982234388902" calcext:value-type="float">
            <text:p>0.92598223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4.347" calcext:value-type="float">
            <text:p>924.347</text:p>
          </table:table-cell>
          <table:table-cell office:value-type="float" office:value="682.949" calcext:value-type="float">
            <text:p>682.949</text:p>
          </table:table-cell>
          <table:table-cell table:formula="of:=[.BA33]/(0.5*1000*(PI()*(0.45/2)^2)*[.AY33]^2)" office:value-type="float" office:value="0.954247104348241" calcext:value-type="float">
            <text:p>0.9542471043</text:p>
          </table:table-cell>
          <table:table-cell table:number-columns-repeated="213"/>
        </table:table-row>
        <table:table-row table:style-name="ro1" table:number-rows-repeated="1048542">
          <table:table-cell table:number-columns-repeated="267"/>
        </table:table-row>
        <table:table-row table:style-name="ro1">
          <table:table-cell table:number-columns-repeated="2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number-style style:name="N125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</meta:initial-creator>
    <meta:creation-date>2009-03-12T21:28:04</meta:creation-date>
    <dc:date>2015-08-13T18:55:52.748168399</dc:date>
    <meta:editing-cycles>1</meta:editing-cycles>
    <meta:editing-duration>P15824DT17H31M44S</meta:editing-duration>
    <meta:document-statistic meta:table-count="1" meta:cell-count="1381" meta:object-count="0"/>
    <meta:generator>LibreOffice/4.1.6.2$Linux_X86_64 LibreOffice_project/410m0$Build-2</meta:generator>
  </office:meta>
</office:document-meta>
</file>